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21944"/>
          <table:table-cell office:value-type="float" office:value="0.39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0.0"/>
          <table:table-cell office:value-type="float" office:value="509.0"/>
          <table:table-cell office:value-type="float" office:value="36129.0"/>
          <table:table-cell office:value-type="float" office:value="111240.0"/>
          <table:table-cell office:value-type="float" office:value="122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151"/>
          <table:table-cell office:value-type="float" office:value="0.28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263.0"/>
          <table:table-cell office:value-type="float" office:value="36129.0"/>
          <table:table-cell office:value-type="float" office:value="111240.0"/>
          <table:table-cell office:value-type="float" office:value="12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253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3];[.$P3];[.$AD3])" office:value-type="float"/>
          <table:table-cell table:formula="of:=MIN([.$C3];[.$Q3])" office:value-type="float"/>
          <table:table-cell table:formula="of:=MIN([.$D3];[.$R3])" office:value-type="float"/>
          <table:table-cell table:formula="of:=MIN([.$E3];[.$S3])" office:value-type="float"/>
          <table:table-cell table:formula="of:=MIN([.$F3];[.$T3];[.$AE3])" office:value-type="float"/>
          <table:table-cell table:formula="of:=MIN([.$G3];[.$U3])" office:value-type="float"/>
          <table:table-cell table:formula="of:=MIN([.$H3];[.$V3])" office:value-type="float"/>
          <table:table-cell table:formula="of:=MIN([.$I3];[.$W3])" office:value-type="float"/>
          <table:table-cell table:formula="of:=MIN([.$J3];[.$X3])" office:value-type="float"/>
          <table:table-cell table:formula="of:=MIN([.$K3];[.$Y3])" office:value-type="float"/>
          <table:table-cell table:formula="of:=MIN([.$L3];[.$Z3];[.$AF3])" office:value-type="float"/>
          <table:table-cell table:formula="of:=MIN([.$M3];[.$AA3];[.$AG3])" office:value-type="float"/>
          <table:table-cell table:formula="of:=MIN([.$N3];[.$AB3];[.$AH3])" office:value-type="float"/>
          <table:table-cell table:formula="of:=MIN([.$O3];[.$AC3];[.$AI3])" office:value-type="float"/>
          <table:table-cell table:formula="of:=MEDIAN([.$B3];[.$P3];[.$AD3])" office:value-type="float"/>
          <table:table-cell table:formula="of:=MEDIAN([.$C3];[.$Q3])" office:value-type="float"/>
          <table:table-cell table:formula="of:=MEDIAN([.$D3];[.$R3])" office:value-type="float"/>
          <table:table-cell table:formula="of:=MEDIAN([.$E3];[.$S3])" office:value-type="float"/>
          <table:table-cell table:formula="of:=MEDIAN([.$F3];[.$T3];[.$AE3])" office:value-type="float"/>
          <table:table-cell table:formula="of:=MEDIAN([.$G3];[.$U3])" office:value-type="float"/>
          <table:table-cell table:formula="of:=MEDIAN([.$H3];[.$V3])" office:value-type="float"/>
          <table:table-cell table:formula="of:=MEDIAN([.$I3];[.$W3])" office:value-type="float"/>
          <table:table-cell table:formula="of:=MEDIAN([.$J3];[.$X3])" office:value-type="float"/>
          <table:table-cell table:formula="of:=MEDIAN([.$K3];[.$Y3])" office:value-type="float"/>
          <table:table-cell table:formula="of:=MEDIAN([.$L3];[.$Z3];[.$AF3])" office:value-type="float"/>
          <table:table-cell table:formula="of:=MEDIAN([.$M3];[.$AA3];[.$AG3])" office:value-type="float"/>
          <table:table-cell table:formula="of:=MEDIAN([.$N3];[.$AB3];[.$AH3])" office:value-type="float"/>
          <table:table-cell table:formula="of:=MEDIAN([.$O3];[.$AC3];[.$AI3])" office:value-type="float"/>
          <table:table-cell table:formula="of:=MAX([.$B3];[.$P3];[.$AD3])" office:value-type="float"/>
          <table:table-cell table:formula="of:=MAX([.$C3];[.$Q3])" office:value-type="float"/>
          <table:table-cell table:formula="of:=MAX([.$D3];[.$R3])" office:value-type="float"/>
          <table:table-cell table:formula="of:=MAX([.$E3];[.$S3])" office:value-type="float"/>
          <table:table-cell table:formula="of:=MAX([.$F3];[.$T3];[.$AE3])" office:value-type="float"/>
          <table:table-cell table:formula="of:=MAX([.$G3];[.$U3])" office:value-type="float"/>
          <table:table-cell table:formula="of:=MAX([.$H3];[.$V3])" office:value-type="float"/>
          <table:table-cell table:formula="of:=MAX([.$I3];[.$W3])" office:value-type="float"/>
          <table:table-cell table:formula="of:=MAX([.$J3];[.$X3])" office:value-type="float"/>
          <table:table-cell table:formula="of:=MAX([.$K3];[.$Y3])" office:value-type="float"/>
          <table:table-cell table:formula="of:=MAX([.$L3];[.$Z3];[.$AF3])" office:value-type="float"/>
          <table:table-cell table:formula="of:=MAX([.$M3];[.$AA3];[.$AG3])" office:value-type="float"/>
          <table:table-cell table:formula="of:=MAX([.$N3];[.$AB3];[.$AH3])" office:value-type="float"/>
          <table:table-cell table:formula="of:=MAX([.$O3];[.$AC3];[.$A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25271"/>
          <table:table-cell office:value-type="float" office:value="0.33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34.0"/>
          <table:table-cell office:value-type="float" office:value="1326.0"/>
          <table:table-cell office:value-type="float" office:value="36129.0"/>
          <table:table-cell office:value-type="float" office:value="111250.0"/>
          <table:table-cell office:value-type="float" office:value="12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62396"/>
          <table:table-cell office:value-type="float" office:value="0.32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8.0"/>
          <table:table-cell office:value-type="float" office:value="600.0"/>
          <table:table-cell office:value-type="float" office:value="36129.0"/>
          <table:table-cell office:value-type="float" office:value="111250.0"/>
          <table:table-cell office:value-type="float" office:value="122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282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4];[.$P4];[.$AD4])" office:value-type="float"/>
          <table:table-cell table:formula="of:=MIN([.$C4];[.$Q4])" office:value-type="float"/>
          <table:table-cell table:formula="of:=MIN([.$D4];[.$R4])" office:value-type="float"/>
          <table:table-cell table:formula="of:=MIN([.$E4];[.$S4])" office:value-type="float"/>
          <table:table-cell table:formula="of:=MIN([.$F4];[.$T4];[.$AE4])" office:value-type="float"/>
          <table:table-cell table:formula="of:=MIN([.$G4];[.$U4])" office:value-type="float"/>
          <table:table-cell table:formula="of:=MIN([.$H4];[.$V4])" office:value-type="float"/>
          <table:table-cell table:formula="of:=MIN([.$I4];[.$W4])" office:value-type="float"/>
          <table:table-cell table:formula="of:=MIN([.$J4];[.$X4])" office:value-type="float"/>
          <table:table-cell table:formula="of:=MIN([.$K4];[.$Y4])" office:value-type="float"/>
          <table:table-cell table:formula="of:=MIN([.$L4];[.$Z4];[.$AF4])" office:value-type="float"/>
          <table:table-cell table:formula="of:=MIN([.$M4];[.$AA4];[.$AG4])" office:value-type="float"/>
          <table:table-cell table:formula="of:=MIN([.$N4];[.$AB4];[.$AH4])" office:value-type="float"/>
          <table:table-cell table:formula="of:=MIN([.$O4];[.$AC4];[.$AI4])" office:value-type="float"/>
          <table:table-cell table:formula="of:=MEDIAN([.$B4];[.$P4];[.$AD4])" office:value-type="float"/>
          <table:table-cell table:formula="of:=MEDIAN([.$C4];[.$Q4])" office:value-type="float"/>
          <table:table-cell table:formula="of:=MEDIAN([.$D4];[.$R4])" office:value-type="float"/>
          <table:table-cell table:formula="of:=MEDIAN([.$E4];[.$S4])" office:value-type="float"/>
          <table:table-cell table:formula="of:=MEDIAN([.$F4];[.$T4];[.$AE4])" office:value-type="float"/>
          <table:table-cell table:formula="of:=MEDIAN([.$G4];[.$U4])" office:value-type="float"/>
          <table:table-cell table:formula="of:=MEDIAN([.$H4];[.$V4])" office:value-type="float"/>
          <table:table-cell table:formula="of:=MEDIAN([.$I4];[.$W4])" office:value-type="float"/>
          <table:table-cell table:formula="of:=MEDIAN([.$J4];[.$X4])" office:value-type="float"/>
          <table:table-cell table:formula="of:=MEDIAN([.$K4];[.$Y4])" office:value-type="float"/>
          <table:table-cell table:formula="of:=MEDIAN([.$L4];[.$Z4];[.$AF4])" office:value-type="float"/>
          <table:table-cell table:formula="of:=MEDIAN([.$M4];[.$AA4];[.$AG4])" office:value-type="float"/>
          <table:table-cell table:formula="of:=MEDIAN([.$N4];[.$AB4];[.$AH4])" office:value-type="float"/>
          <table:table-cell table:formula="of:=MEDIAN([.$O4];[.$AC4];[.$AI4])" office:value-type="float"/>
          <table:table-cell table:formula="of:=MAX([.$B4];[.$P4];[.$AD4])" office:value-type="float"/>
          <table:table-cell table:formula="of:=MAX([.$C4];[.$Q4])" office:value-type="float"/>
          <table:table-cell table:formula="of:=MAX([.$D4];[.$R4])" office:value-type="float"/>
          <table:table-cell table:formula="of:=MAX([.$E4];[.$S4])" office:value-type="float"/>
          <table:table-cell table:formula="of:=MAX([.$F4];[.$T4];[.$AE4])" office:value-type="float"/>
          <table:table-cell table:formula="of:=MAX([.$G4];[.$U4])" office:value-type="float"/>
          <table:table-cell table:formula="of:=MAX([.$H4];[.$V4])" office:value-type="float"/>
          <table:table-cell table:formula="of:=MAX([.$I4];[.$W4])" office:value-type="float"/>
          <table:table-cell table:formula="of:=MAX([.$J4];[.$X4])" office:value-type="float"/>
          <table:table-cell table:formula="of:=MAX([.$K4];[.$Y4])" office:value-type="float"/>
          <table:table-cell table:formula="of:=MAX([.$L4];[.$Z4];[.$AF4])" office:value-type="float"/>
          <table:table-cell table:formula="of:=MAX([.$M4];[.$AA4];[.$AG4])" office:value-type="float"/>
          <table:table-cell table:formula="of:=MAX([.$N4];[.$AB4];[.$AH4])" office:value-type="float"/>
          <table:table-cell table:formula="of:=MAX([.$O4];[.$AC4];[.$A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53975"/>
          <table:table-cell office:value-type="float" office:value="0.38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372.0"/>
          <table:table-cell office:value-type="float" office:value="36129.0"/>
          <table:table-cell office:value-type="float" office:value="111232.0"/>
          <table:table-cell office:value-type="float" office:value="12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64217"/>
          <table:table-cell office:value-type="float" office:value="0.3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08.0"/>
          <table:table-cell office:value-type="float" office:value="36129.0"/>
          <table:table-cell office:value-type="float" office:value="111232.0"/>
          <table:table-cell office:value-type="float" office:value="12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239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5];[.$P5];[.$AD5])" office:value-type="float"/>
          <table:table-cell table:formula="of:=MIN([.$C5];[.$Q5])" office:value-type="float"/>
          <table:table-cell table:formula="of:=MIN([.$D5];[.$R5])" office:value-type="float"/>
          <table:table-cell table:formula="of:=MIN([.$E5];[.$S5])" office:value-type="float"/>
          <table:table-cell table:formula="of:=MIN([.$F5];[.$T5];[.$AE5])" office:value-type="float"/>
          <table:table-cell table:formula="of:=MIN([.$G5];[.$U5])" office:value-type="float"/>
          <table:table-cell table:formula="of:=MIN([.$H5];[.$V5])" office:value-type="float"/>
          <table:table-cell table:formula="of:=MIN([.$I5];[.$W5])" office:value-type="float"/>
          <table:table-cell table:formula="of:=MIN([.$J5];[.$X5])" office:value-type="float"/>
          <table:table-cell table:formula="of:=MIN([.$K5];[.$Y5])" office:value-type="float"/>
          <table:table-cell table:formula="of:=MIN([.$L5];[.$Z5];[.$AF5])" office:value-type="float"/>
          <table:table-cell table:formula="of:=MIN([.$M5];[.$AA5];[.$AG5])" office:value-type="float"/>
          <table:table-cell table:formula="of:=MIN([.$N5];[.$AB5];[.$AH5])" office:value-type="float"/>
          <table:table-cell table:formula="of:=MIN([.$O5];[.$AC5];[.$AI5])" office:value-type="float"/>
          <table:table-cell table:formula="of:=MEDIAN([.$B5];[.$P5];[.$AD5])" office:value-type="float"/>
          <table:table-cell table:formula="of:=MEDIAN([.$C5];[.$Q5])" office:value-type="float"/>
          <table:table-cell table:formula="of:=MEDIAN([.$D5];[.$R5])" office:value-type="float"/>
          <table:table-cell table:formula="of:=MEDIAN([.$E5];[.$S5])" office:value-type="float"/>
          <table:table-cell table:formula="of:=MEDIAN([.$F5];[.$T5];[.$AE5])" office:value-type="float"/>
          <table:table-cell table:formula="of:=MEDIAN([.$G5];[.$U5])" office:value-type="float"/>
          <table:table-cell table:formula="of:=MEDIAN([.$H5];[.$V5])" office:value-type="float"/>
          <table:table-cell table:formula="of:=MEDIAN([.$I5];[.$W5])" office:value-type="float"/>
          <table:table-cell table:formula="of:=MEDIAN([.$J5];[.$X5])" office:value-type="float"/>
          <table:table-cell table:formula="of:=MEDIAN([.$K5];[.$Y5])" office:value-type="float"/>
          <table:table-cell table:formula="of:=MEDIAN([.$L5];[.$Z5];[.$AF5])" office:value-type="float"/>
          <table:table-cell table:formula="of:=MEDIAN([.$M5];[.$AA5];[.$AG5])" office:value-type="float"/>
          <table:table-cell table:formula="of:=MEDIAN([.$N5];[.$AB5];[.$AH5])" office:value-type="float"/>
          <table:table-cell table:formula="of:=MEDIAN([.$O5];[.$AC5];[.$AI5])" office:value-type="float"/>
          <table:table-cell table:formula="of:=MAX([.$B5];[.$P5];[.$AD5])" office:value-type="float"/>
          <table:table-cell table:formula="of:=MAX([.$C5];[.$Q5])" office:value-type="float"/>
          <table:table-cell table:formula="of:=MAX([.$D5];[.$R5])" office:value-type="float"/>
          <table:table-cell table:formula="of:=MAX([.$E5];[.$S5])" office:value-type="float"/>
          <table:table-cell table:formula="of:=MAX([.$F5];[.$T5];[.$AE5])" office:value-type="float"/>
          <table:table-cell table:formula="of:=MAX([.$G5];[.$U5])" office:value-type="float"/>
          <table:table-cell table:formula="of:=MAX([.$H5];[.$V5])" office:value-type="float"/>
          <table:table-cell table:formula="of:=MAX([.$I5];[.$W5])" office:value-type="float"/>
          <table:table-cell table:formula="of:=MAX([.$J5];[.$X5])" office:value-type="float"/>
          <table:table-cell table:formula="of:=MAX([.$K5];[.$Y5])" office:value-type="float"/>
          <table:table-cell table:formula="of:=MAX([.$L5];[.$Z5];[.$AF5])" office:value-type="float"/>
          <table:table-cell table:formula="of:=MAX([.$M5];[.$AA5];[.$AG5])" office:value-type="float"/>
          <table:table-cell table:formula="of:=MAX([.$N5];[.$AB5];[.$AH5])" office:value-type="float"/>
          <table:table-cell table:formula="of:=MAX([.$O5];[.$AC5];[.$A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38644"/>
          <table:table-cell office:value-type="float" office:value="0.35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3.0"/>
          <table:table-cell office:value-type="float" office:value="786.0"/>
          <table:table-cell office:value-type="float" office:value="36129.0"/>
          <table:table-cell office:value-type="float" office:value="111250.0"/>
          <table:table-cell office:value-type="float" office:value="121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05"/>
          <table:table-cell office:value-type="float" office:value="0.36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37.0"/>
          <table:table-cell office:value-type="float" office:value="1260.0"/>
          <table:table-cell office:value-type="float" office:value="36129.0"/>
          <table:table-cell office:value-type="float" office:value="111250.0"/>
          <table:table-cell office:value-type="float" office:value="12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243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6];[.$P6];[.$AD6])" office:value-type="float"/>
          <table:table-cell table:formula="of:=MIN([.$C6];[.$Q6])" office:value-type="float"/>
          <table:table-cell table:formula="of:=MIN([.$D6];[.$R6])" office:value-type="float"/>
          <table:table-cell table:formula="of:=MIN([.$E6];[.$S6])" office:value-type="float"/>
          <table:table-cell table:formula="of:=MIN([.$F6];[.$T6];[.$AE6])" office:value-type="float"/>
          <table:table-cell table:formula="of:=MIN([.$G6];[.$U6])" office:value-type="float"/>
          <table:table-cell table:formula="of:=MIN([.$H6];[.$V6])" office:value-type="float"/>
          <table:table-cell table:formula="of:=MIN([.$I6];[.$W6])" office:value-type="float"/>
          <table:table-cell table:formula="of:=MIN([.$J6];[.$X6])" office:value-type="float"/>
          <table:table-cell table:formula="of:=MIN([.$K6];[.$Y6])" office:value-type="float"/>
          <table:table-cell table:formula="of:=MIN([.$L6];[.$Z6];[.$AF6])" office:value-type="float"/>
          <table:table-cell table:formula="of:=MIN([.$M6];[.$AA6];[.$AG6])" office:value-type="float"/>
          <table:table-cell table:formula="of:=MIN([.$N6];[.$AB6];[.$AH6])" office:value-type="float"/>
          <table:table-cell table:formula="of:=MIN([.$O6];[.$AC6];[.$AI6])" office:value-type="float"/>
          <table:table-cell table:formula="of:=MEDIAN([.$B6];[.$P6];[.$AD6])" office:value-type="float"/>
          <table:table-cell table:formula="of:=MEDIAN([.$C6];[.$Q6])" office:value-type="float"/>
          <table:table-cell table:formula="of:=MEDIAN([.$D6];[.$R6])" office:value-type="float"/>
          <table:table-cell table:formula="of:=MEDIAN([.$E6];[.$S6])" office:value-type="float"/>
          <table:table-cell table:formula="of:=MEDIAN([.$F6];[.$T6];[.$AE6])" office:value-type="float"/>
          <table:table-cell table:formula="of:=MEDIAN([.$G6];[.$U6])" office:value-type="float"/>
          <table:table-cell table:formula="of:=MEDIAN([.$H6];[.$V6])" office:value-type="float"/>
          <table:table-cell table:formula="of:=MEDIAN([.$I6];[.$W6])" office:value-type="float"/>
          <table:table-cell table:formula="of:=MEDIAN([.$J6];[.$X6])" office:value-type="float"/>
          <table:table-cell table:formula="of:=MEDIAN([.$K6];[.$Y6])" office:value-type="float"/>
          <table:table-cell table:formula="of:=MEDIAN([.$L6];[.$Z6];[.$AF6])" office:value-type="float"/>
          <table:table-cell table:formula="of:=MEDIAN([.$M6];[.$AA6];[.$AG6])" office:value-type="float"/>
          <table:table-cell table:formula="of:=MEDIAN([.$N6];[.$AB6];[.$AH6])" office:value-type="float"/>
          <table:table-cell table:formula="of:=MEDIAN([.$O6];[.$AC6];[.$AI6])" office:value-type="float"/>
          <table:table-cell table:formula="of:=MAX([.$B6];[.$P6];[.$AD6])" office:value-type="float"/>
          <table:table-cell table:formula="of:=MAX([.$C6];[.$Q6])" office:value-type="float"/>
          <table:table-cell table:formula="of:=MAX([.$D6];[.$R6])" office:value-type="float"/>
          <table:table-cell table:formula="of:=MAX([.$E6];[.$S6])" office:value-type="float"/>
          <table:table-cell table:formula="of:=MAX([.$F6];[.$T6];[.$AE6])" office:value-type="float"/>
          <table:table-cell table:formula="of:=MAX([.$G6];[.$U6])" office:value-type="float"/>
          <table:table-cell table:formula="of:=MAX([.$H6];[.$V6])" office:value-type="float"/>
          <table:table-cell table:formula="of:=MAX([.$I6];[.$W6])" office:value-type="float"/>
          <table:table-cell table:formula="of:=MAX([.$J6];[.$X6])" office:value-type="float"/>
          <table:table-cell table:formula="of:=MAX([.$K6];[.$Y6])" office:value-type="float"/>
          <table:table-cell table:formula="of:=MAX([.$L6];[.$Z6];[.$AF6])" office:value-type="float"/>
          <table:table-cell table:formula="of:=MAX([.$M6];[.$AA6];[.$AG6])" office:value-type="float"/>
          <table:table-cell table:formula="of:=MAX([.$N6];[.$AB6];[.$AH6])" office:value-type="float"/>
          <table:table-cell table:formula="of:=MAX([.$O6];[.$AC6];[.$A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80066"/>
          <table:table-cell office:value-type="float" office:value="0.3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330.0"/>
          <table:table-cell office:value-type="float" office:value="36129.0"/>
          <table:table-cell office:value-type="float" office:value="111240.0"/>
          <table:table-cell office:value-type="float" office:value="12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5559"/>
          <table:table-cell office:value-type="float" office:value="0.28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300.0"/>
          <table:table-cell office:value-type="float" office:value="36129.0"/>
          <table:table-cell office:value-type="float" office:value="111240.0"/>
          <table:table-cell office:value-type="float" office:value="121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253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7];[.$P7];[.$AD7])" office:value-type="float"/>
          <table:table-cell table:formula="of:=MIN([.$C7];[.$Q7])" office:value-type="float"/>
          <table:table-cell table:formula="of:=MIN([.$D7];[.$R7])" office:value-type="float"/>
          <table:table-cell table:formula="of:=MIN([.$E7];[.$S7])" office:value-type="float"/>
          <table:table-cell table:formula="of:=MIN([.$F7];[.$T7];[.$AE7])" office:value-type="float"/>
          <table:table-cell table:formula="of:=MIN([.$G7];[.$U7])" office:value-type="float"/>
          <table:table-cell table:formula="of:=MIN([.$H7];[.$V7])" office:value-type="float"/>
          <table:table-cell table:formula="of:=MIN([.$I7];[.$W7])" office:value-type="float"/>
          <table:table-cell table:formula="of:=MIN([.$J7];[.$X7])" office:value-type="float"/>
          <table:table-cell table:formula="of:=MIN([.$K7];[.$Y7])" office:value-type="float"/>
          <table:table-cell table:formula="of:=MIN([.$L7];[.$Z7];[.$AF7])" office:value-type="float"/>
          <table:table-cell table:formula="of:=MIN([.$M7];[.$AA7];[.$AG7])" office:value-type="float"/>
          <table:table-cell table:formula="of:=MIN([.$N7];[.$AB7];[.$AH7])" office:value-type="float"/>
          <table:table-cell table:formula="of:=MIN([.$O7];[.$AC7];[.$AI7])" office:value-type="float"/>
          <table:table-cell table:formula="of:=MEDIAN([.$B7];[.$P7];[.$AD7])" office:value-type="float"/>
          <table:table-cell table:formula="of:=MEDIAN([.$C7];[.$Q7])" office:value-type="float"/>
          <table:table-cell table:formula="of:=MEDIAN([.$D7];[.$R7])" office:value-type="float"/>
          <table:table-cell table:formula="of:=MEDIAN([.$E7];[.$S7])" office:value-type="float"/>
          <table:table-cell table:formula="of:=MEDIAN([.$F7];[.$T7];[.$AE7])" office:value-type="float"/>
          <table:table-cell table:formula="of:=MEDIAN([.$G7];[.$U7])" office:value-type="float"/>
          <table:table-cell table:formula="of:=MEDIAN([.$H7];[.$V7])" office:value-type="float"/>
          <table:table-cell table:formula="of:=MEDIAN([.$I7];[.$W7])" office:value-type="float"/>
          <table:table-cell table:formula="of:=MEDIAN([.$J7];[.$X7])" office:value-type="float"/>
          <table:table-cell table:formula="of:=MEDIAN([.$K7];[.$Y7])" office:value-type="float"/>
          <table:table-cell table:formula="of:=MEDIAN([.$L7];[.$Z7];[.$AF7])" office:value-type="float"/>
          <table:table-cell table:formula="of:=MEDIAN([.$M7];[.$AA7];[.$AG7])" office:value-type="float"/>
          <table:table-cell table:formula="of:=MEDIAN([.$N7];[.$AB7];[.$AH7])" office:value-type="float"/>
          <table:table-cell table:formula="of:=MEDIAN([.$O7];[.$AC7];[.$AI7])" office:value-type="float"/>
          <table:table-cell table:formula="of:=MAX([.$B7];[.$P7];[.$AD7])" office:value-type="float"/>
          <table:table-cell table:formula="of:=MAX([.$C7];[.$Q7])" office:value-type="float"/>
          <table:table-cell table:formula="of:=MAX([.$D7];[.$R7])" office:value-type="float"/>
          <table:table-cell table:formula="of:=MAX([.$E7];[.$S7])" office:value-type="float"/>
          <table:table-cell table:formula="of:=MAX([.$F7];[.$T7];[.$AE7])" office:value-type="float"/>
          <table:table-cell table:formula="of:=MAX([.$G7];[.$U7])" office:value-type="float"/>
          <table:table-cell table:formula="of:=MAX([.$H7];[.$V7])" office:value-type="float"/>
          <table:table-cell table:formula="of:=MAX([.$I7];[.$W7])" office:value-type="float"/>
          <table:table-cell table:formula="of:=MAX([.$J7];[.$X7])" office:value-type="float"/>
          <table:table-cell table:formula="of:=MAX([.$K7];[.$Y7])" office:value-type="float"/>
          <table:table-cell table:formula="of:=MAX([.$L7];[.$Z7];[.$AF7])" office:value-type="float"/>
          <table:table-cell table:formula="of:=MAX([.$M7];[.$AA7];[.$AG7])" office:value-type="float"/>
          <table:table-cell table:formula="of:=MAX([.$N7];[.$AB7];[.$AH7])" office:value-type="float"/>
          <table:table-cell table:formula="of:=MAX([.$O7];[.$AC7];[.$AI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79869"/>
          <table:table-cell office:value-type="float" office:value="0.22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8.0"/>
          <table:table-cell office:value-type="float" office:value="703.0"/>
          <table:table-cell office:value-type="float" office:value="12079.0"/>
          <table:table-cell office:value-type="float" office:value="38581.0"/>
          <table:table-cell office:value-type="float" office:value="101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8];[.$P8];[.$AD8])" office:value-type="float"/>
          <table:table-cell table:formula="of:=MIN([.$C8];[.$Q8])" office:value-type="float"/>
          <table:table-cell table:formula="of:=MIN([.$D8];[.$R8])" office:value-type="float"/>
          <table:table-cell table:formula="of:=MIN([.$E8];[.$S8])" office:value-type="float"/>
          <table:table-cell table:formula="of:=MIN([.$F8];[.$T8];[.$AE8])" office:value-type="float"/>
          <table:table-cell table:formula="of:=MIN([.$G8];[.$U8])" office:value-type="float"/>
          <table:table-cell table:formula="of:=MIN([.$H8];[.$V8])" office:value-type="float"/>
          <table:table-cell table:formula="of:=MIN([.$I8];[.$W8])" office:value-type="float"/>
          <table:table-cell table:formula="of:=MIN([.$J8];[.$X8])" office:value-type="float"/>
          <table:table-cell table:formula="of:=MIN([.$K8];[.$Y8])" office:value-type="float"/>
          <table:table-cell table:formula="of:=MIN([.$L8];[.$Z8];[.$AF8])" office:value-type="float"/>
          <table:table-cell table:formula="of:=MIN([.$M8];[.$AA8];[.$AG8])" office:value-type="float"/>
          <table:table-cell table:formula="of:=MIN([.$N8];[.$AB8];[.$AH8])" office:value-type="float"/>
          <table:table-cell table:formula="of:=MIN([.$O8];[.$AC8];[.$AI8])" office:value-type="float"/>
          <table:table-cell table:formula="of:=MEDIAN([.$B8];[.$P8];[.$AD8])" office:value-type="float"/>
          <table:table-cell table:formula="of:=MEDIAN([.$C8];[.$Q8])" office:value-type="float"/>
          <table:table-cell table:formula="of:=MEDIAN([.$D8];[.$R8])" office:value-type="float"/>
          <table:table-cell table:formula="of:=MEDIAN([.$E8];[.$S8])" office:value-type="float"/>
          <table:table-cell table:formula="of:=MEDIAN([.$F8];[.$T8];[.$AE8])" office:value-type="float"/>
          <table:table-cell table:formula="of:=MEDIAN([.$G8];[.$U8])" office:value-type="float"/>
          <table:table-cell table:formula="of:=MEDIAN([.$H8];[.$V8])" office:value-type="float"/>
          <table:table-cell table:formula="of:=MEDIAN([.$I8];[.$W8])" office:value-type="float"/>
          <table:table-cell table:formula="of:=MEDIAN([.$J8];[.$X8])" office:value-type="float"/>
          <table:table-cell table:formula="of:=MEDIAN([.$K8];[.$Y8])" office:value-type="float"/>
          <table:table-cell table:formula="of:=MEDIAN([.$L8];[.$Z8];[.$AF8])" office:value-type="float"/>
          <table:table-cell table:formula="of:=MEDIAN([.$M8];[.$AA8];[.$AG8])" office:value-type="float"/>
          <table:table-cell table:formula="of:=MEDIAN([.$N8];[.$AB8];[.$AH8])" office:value-type="float"/>
          <table:table-cell table:formula="of:=MEDIAN([.$O8];[.$AC8];[.$AI8])" office:value-type="float"/>
          <table:table-cell table:formula="of:=MAX([.$B8];[.$P8];[.$AD8])" office:value-type="float"/>
          <table:table-cell table:formula="of:=MAX([.$C8];[.$Q8])" office:value-type="float"/>
          <table:table-cell table:formula="of:=MAX([.$D8];[.$R8])" office:value-type="float"/>
          <table:table-cell table:formula="of:=MAX([.$E8];[.$S8])" office:value-type="float"/>
          <table:table-cell table:formula="of:=MAX([.$F8];[.$T8];[.$AE8])" office:value-type="float"/>
          <table:table-cell table:formula="of:=MAX([.$G8];[.$U8])" office:value-type="float"/>
          <table:table-cell table:formula="of:=MAX([.$H8];[.$V8])" office:value-type="float"/>
          <table:table-cell table:formula="of:=MAX([.$I8];[.$W8])" office:value-type="float"/>
          <table:table-cell table:formula="of:=MAX([.$J8];[.$X8])" office:value-type="float"/>
          <table:table-cell table:formula="of:=MAX([.$K8];[.$Y8])" office:value-type="float"/>
          <table:table-cell table:formula="of:=MAX([.$L8];[.$Z8];[.$AF8])" office:value-type="float"/>
          <table:table-cell table:formula="of:=MAX([.$M8];[.$AA8];[.$AG8])" office:value-type="float"/>
          <table:table-cell table:formula="of:=MAX([.$N8];[.$AB8];[.$AH8])" office:value-type="float"/>
          <table:table-cell table:formula="of:=MAX([.$O8];[.$AC8];[.$AI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49683"/>
          <table:table-cell office:value-type="float" office:value="0.21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2.0"/>
          <table:table-cell office:value-type="float" office:value="577.0"/>
          <table:table-cell office:value-type="float" office:value="12079.0"/>
          <table:table-cell office:value-type="float" office:value="38581.0"/>
          <table:table-cell office:value-type="float" office:value="103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9];[.$P9];[.$AD9])" office:value-type="float"/>
          <table:table-cell table:formula="of:=MIN([.$C9];[.$Q9])" office:value-type="float"/>
          <table:table-cell table:formula="of:=MIN([.$D9];[.$R9])" office:value-type="float"/>
          <table:table-cell table:formula="of:=MIN([.$E9];[.$S9])" office:value-type="float"/>
          <table:table-cell table:formula="of:=MIN([.$F9];[.$T9];[.$AE9])" office:value-type="float"/>
          <table:table-cell table:formula="of:=MIN([.$G9];[.$U9])" office:value-type="float"/>
          <table:table-cell table:formula="of:=MIN([.$H9];[.$V9])" office:value-type="float"/>
          <table:table-cell table:formula="of:=MIN([.$I9];[.$W9])" office:value-type="float"/>
          <table:table-cell table:formula="of:=MIN([.$J9];[.$X9])" office:value-type="float"/>
          <table:table-cell table:formula="of:=MIN([.$K9];[.$Y9])" office:value-type="float"/>
          <table:table-cell table:formula="of:=MIN([.$L9];[.$Z9];[.$AF9])" office:value-type="float"/>
          <table:table-cell table:formula="of:=MIN([.$M9];[.$AA9];[.$AG9])" office:value-type="float"/>
          <table:table-cell table:formula="of:=MIN([.$N9];[.$AB9];[.$AH9])" office:value-type="float"/>
          <table:table-cell table:formula="of:=MIN([.$O9];[.$AC9];[.$AI9])" office:value-type="float"/>
          <table:table-cell table:formula="of:=MEDIAN([.$B9];[.$P9];[.$AD9])" office:value-type="float"/>
          <table:table-cell table:formula="of:=MEDIAN([.$C9];[.$Q9])" office:value-type="float"/>
          <table:table-cell table:formula="of:=MEDIAN([.$D9];[.$R9])" office:value-type="float"/>
          <table:table-cell table:formula="of:=MEDIAN([.$E9];[.$S9])" office:value-type="float"/>
          <table:table-cell table:formula="of:=MEDIAN([.$F9];[.$T9];[.$AE9])" office:value-type="float"/>
          <table:table-cell table:formula="of:=MEDIAN([.$G9];[.$U9])" office:value-type="float"/>
          <table:table-cell table:formula="of:=MEDIAN([.$H9];[.$V9])" office:value-type="float"/>
          <table:table-cell table:formula="of:=MEDIAN([.$I9];[.$W9])" office:value-type="float"/>
          <table:table-cell table:formula="of:=MEDIAN([.$J9];[.$X9])" office:value-type="float"/>
          <table:table-cell table:formula="of:=MEDIAN([.$K9];[.$Y9])" office:value-type="float"/>
          <table:table-cell table:formula="of:=MEDIAN([.$L9];[.$Z9];[.$AF9])" office:value-type="float"/>
          <table:table-cell table:formula="of:=MEDIAN([.$M9];[.$AA9];[.$AG9])" office:value-type="float"/>
          <table:table-cell table:formula="of:=MEDIAN([.$N9];[.$AB9];[.$AH9])" office:value-type="float"/>
          <table:table-cell table:formula="of:=MEDIAN([.$O9];[.$AC9];[.$AI9])" office:value-type="float"/>
          <table:table-cell table:formula="of:=MAX([.$B9];[.$P9];[.$AD9])" office:value-type="float"/>
          <table:table-cell table:formula="of:=MAX([.$C9];[.$Q9])" office:value-type="float"/>
          <table:table-cell table:formula="of:=MAX([.$D9];[.$R9])" office:value-type="float"/>
          <table:table-cell table:formula="of:=MAX([.$E9];[.$S9])" office:value-type="float"/>
          <table:table-cell table:formula="of:=MAX([.$F9];[.$T9];[.$AE9])" office:value-type="float"/>
          <table:table-cell table:formula="of:=MAX([.$G9];[.$U9])" office:value-type="float"/>
          <table:table-cell table:formula="of:=MAX([.$H9];[.$V9])" office:value-type="float"/>
          <table:table-cell table:formula="of:=MAX([.$I9];[.$W9])" office:value-type="float"/>
          <table:table-cell table:formula="of:=MAX([.$J9];[.$X9])" office:value-type="float"/>
          <table:table-cell table:formula="of:=MAX([.$K9];[.$Y9])" office:value-type="float"/>
          <table:table-cell table:formula="of:=MAX([.$L9];[.$Z9];[.$AF9])" office:value-type="float"/>
          <table:table-cell table:formula="of:=MAX([.$M9];[.$AA9];[.$AG9])" office:value-type="float"/>
          <table:table-cell table:formula="of:=MAX([.$N9];[.$AB9];[.$AH9])" office:value-type="float"/>
          <table:table-cell table:formula="of:=MAX([.$O9];[.$AC9];[.$AI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0];[.$P10];[.$AD10])" office:value-type="float"/>
          <table:table-cell table:formula="of:=MIN([.$C10];[.$Q10])" office:value-type="float"/>
          <table:table-cell table:formula="of:=MIN([.$D10];[.$R10])" office:value-type="float"/>
          <table:table-cell table:formula="of:=MIN([.$E10];[.$S10])" office:value-type="float"/>
          <table:table-cell table:formula="of:=MIN([.$F10];[.$T10];[.$AE10])" office:value-type="float"/>
          <table:table-cell table:formula="of:=MIN([.$G10];[.$U10])" office:value-type="float"/>
          <table:table-cell table:formula="of:=MIN([.$H10];[.$V10])" office:value-type="float"/>
          <table:table-cell table:formula="of:=MIN([.$I10];[.$W10])" office:value-type="float"/>
          <table:table-cell table:formula="of:=MIN([.$J10];[.$X10])" office:value-type="float"/>
          <table:table-cell table:formula="of:=MIN([.$K10];[.$Y10])" office:value-type="float"/>
          <table:table-cell table:formula="of:=MIN([.$L10];[.$Z10];[.$AF10])" office:value-type="float"/>
          <table:table-cell table:formula="of:=MIN([.$M10];[.$AA10];[.$AG10])" office:value-type="float"/>
          <table:table-cell table:formula="of:=MIN([.$N10];[.$AB10];[.$AH10])" office:value-type="float"/>
          <table:table-cell table:formula="of:=MIN([.$O10];[.$AC10];[.$AI10])" office:value-type="float"/>
          <table:table-cell table:formula="of:=MEDIAN([.$B10];[.$P10];[.$AD10])" office:value-type="float"/>
          <table:table-cell table:formula="of:=MEDIAN([.$C10];[.$Q10])" office:value-type="float"/>
          <table:table-cell table:formula="of:=MEDIAN([.$D10];[.$R10])" office:value-type="float"/>
          <table:table-cell table:formula="of:=MEDIAN([.$E10];[.$S10])" office:value-type="float"/>
          <table:table-cell table:formula="of:=MEDIAN([.$F10];[.$T10];[.$AE10])" office:value-type="float"/>
          <table:table-cell table:formula="of:=MEDIAN([.$G10];[.$U10])" office:value-type="float"/>
          <table:table-cell table:formula="of:=MEDIAN([.$H10];[.$V10])" office:value-type="float"/>
          <table:table-cell table:formula="of:=MEDIAN([.$I10];[.$W10])" office:value-type="float"/>
          <table:table-cell table:formula="of:=MEDIAN([.$J10];[.$X10])" office:value-type="float"/>
          <table:table-cell table:formula="of:=MEDIAN([.$K10];[.$Y10])" office:value-type="float"/>
          <table:table-cell table:formula="of:=MEDIAN([.$L10];[.$Z10];[.$AF10])" office:value-type="float"/>
          <table:table-cell table:formula="of:=MEDIAN([.$M10];[.$AA10];[.$AG10])" office:value-type="float"/>
          <table:table-cell table:formula="of:=MEDIAN([.$N10];[.$AB10];[.$AH10])" office:value-type="float"/>
          <table:table-cell table:formula="of:=MEDIAN([.$O10];[.$AC10];[.$AI10])" office:value-type="float"/>
          <table:table-cell table:formula="of:=MAX([.$B10];[.$P10];[.$AD10])" office:value-type="float"/>
          <table:table-cell table:formula="of:=MAX([.$C10];[.$Q10])" office:value-type="float"/>
          <table:table-cell table:formula="of:=MAX([.$D10];[.$R10])" office:value-type="float"/>
          <table:table-cell table:formula="of:=MAX([.$E10];[.$S10])" office:value-type="float"/>
          <table:table-cell table:formula="of:=MAX([.$F10];[.$T10];[.$AE10])" office:value-type="float"/>
          <table:table-cell table:formula="of:=MAX([.$G10];[.$U10])" office:value-type="float"/>
          <table:table-cell table:formula="of:=MAX([.$H10];[.$V10])" office:value-type="float"/>
          <table:table-cell table:formula="of:=MAX([.$I10];[.$W10])" office:value-type="float"/>
          <table:table-cell table:formula="of:=MAX([.$J10];[.$X10])" office:value-type="float"/>
          <table:table-cell table:formula="of:=MAX([.$K10];[.$Y10])" office:value-type="float"/>
          <table:table-cell table:formula="of:=MAX([.$L10];[.$Z10];[.$AF10])" office:value-type="float"/>
          <table:table-cell table:formula="of:=MAX([.$M10];[.$AA10];[.$AG10])" office:value-type="float"/>
          <table:table-cell table:formula="of:=MAX([.$N10];[.$AB10];[.$AH10])" office:value-type="float"/>
          <table:table-cell table:formula="of:=MAX([.$O10];[.$AC10];[.$AI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1];[.$P11];[.$AD11])" office:value-type="float"/>
          <table:table-cell table:formula="of:=MIN([.$C11];[.$Q11])" office:value-type="float"/>
          <table:table-cell table:formula="of:=MIN([.$D11];[.$R11])" office:value-type="float"/>
          <table:table-cell table:formula="of:=MIN([.$E11];[.$S11])" office:value-type="float"/>
          <table:table-cell table:formula="of:=MIN([.$F11];[.$T11];[.$AE11])" office:value-type="float"/>
          <table:table-cell table:formula="of:=MIN([.$G11];[.$U11])" office:value-type="float"/>
          <table:table-cell table:formula="of:=MIN([.$H11];[.$V11])" office:value-type="float"/>
          <table:table-cell table:formula="of:=MIN([.$I11];[.$W11])" office:value-type="float"/>
          <table:table-cell table:formula="of:=MIN([.$J11];[.$X11])" office:value-type="float"/>
          <table:table-cell table:formula="of:=MIN([.$K11];[.$Y11])" office:value-type="float"/>
          <table:table-cell table:formula="of:=MIN([.$L11];[.$Z11];[.$AF11])" office:value-type="float"/>
          <table:table-cell table:formula="of:=MIN([.$M11];[.$AA11];[.$AG11])" office:value-type="float"/>
          <table:table-cell table:formula="of:=MIN([.$N11];[.$AB11];[.$AH11])" office:value-type="float"/>
          <table:table-cell table:formula="of:=MIN([.$O11];[.$AC11];[.$AI11])" office:value-type="float"/>
          <table:table-cell table:formula="of:=MEDIAN([.$B11];[.$P11];[.$AD11])" office:value-type="float"/>
          <table:table-cell table:formula="of:=MEDIAN([.$C11];[.$Q11])" office:value-type="float"/>
          <table:table-cell table:formula="of:=MEDIAN([.$D11];[.$R11])" office:value-type="float"/>
          <table:table-cell table:formula="of:=MEDIAN([.$E11];[.$S11])" office:value-type="float"/>
          <table:table-cell table:formula="of:=MEDIAN([.$F11];[.$T11];[.$AE11])" office:value-type="float"/>
          <table:table-cell table:formula="of:=MEDIAN([.$G11];[.$U11])" office:value-type="float"/>
          <table:table-cell table:formula="of:=MEDIAN([.$H11];[.$V11])" office:value-type="float"/>
          <table:table-cell table:formula="of:=MEDIAN([.$I11];[.$W11])" office:value-type="float"/>
          <table:table-cell table:formula="of:=MEDIAN([.$J11];[.$X11])" office:value-type="float"/>
          <table:table-cell table:formula="of:=MEDIAN([.$K11];[.$Y11])" office:value-type="float"/>
          <table:table-cell table:formula="of:=MEDIAN([.$L11];[.$Z11];[.$AF11])" office:value-type="float"/>
          <table:table-cell table:formula="of:=MEDIAN([.$M11];[.$AA11];[.$AG11])" office:value-type="float"/>
          <table:table-cell table:formula="of:=MEDIAN([.$N11];[.$AB11];[.$AH11])" office:value-type="float"/>
          <table:table-cell table:formula="of:=MEDIAN([.$O11];[.$AC11];[.$AI11])" office:value-type="float"/>
          <table:table-cell table:formula="of:=MAX([.$B11];[.$P11];[.$AD11])" office:value-type="float"/>
          <table:table-cell table:formula="of:=MAX([.$C11];[.$Q11])" office:value-type="float"/>
          <table:table-cell table:formula="of:=MAX([.$D11];[.$R11])" office:value-type="float"/>
          <table:table-cell table:formula="of:=MAX([.$E11];[.$S11])" office:value-type="float"/>
          <table:table-cell table:formula="of:=MAX([.$F11];[.$T11];[.$AE11])" office:value-type="float"/>
          <table:table-cell table:formula="of:=MAX([.$G11];[.$U11])" office:value-type="float"/>
          <table:table-cell table:formula="of:=MAX([.$H11];[.$V11])" office:value-type="float"/>
          <table:table-cell table:formula="of:=MAX([.$I11];[.$W11])" office:value-type="float"/>
          <table:table-cell table:formula="of:=MAX([.$J11];[.$X11])" office:value-type="float"/>
          <table:table-cell table:formula="of:=MAX([.$K11];[.$Y11])" office:value-type="float"/>
          <table:table-cell table:formula="of:=MAX([.$L11];[.$Z11];[.$AF11])" office:value-type="float"/>
          <table:table-cell table:formula="of:=MAX([.$M11];[.$AA11];[.$AG11])" office:value-type="float"/>
          <table:table-cell table:formula="of:=MAX([.$N11];[.$AB11];[.$AH11])" office:value-type="float"/>
          <table:table-cell table:formula="of:=MAX([.$O11];[.$AC11];[.$AI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5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2];[.$P12];[.$AD12])" office:value-type="float"/>
          <table:table-cell table:formula="of:=MIN([.$C12];[.$Q12])" office:value-type="float"/>
          <table:table-cell table:formula="of:=MIN([.$D12];[.$R12])" office:value-type="float"/>
          <table:table-cell table:formula="of:=MIN([.$E12];[.$S12])" office:value-type="float"/>
          <table:table-cell table:formula="of:=MIN([.$F12];[.$T12];[.$AE12])" office:value-type="float"/>
          <table:table-cell table:formula="of:=MIN([.$G12];[.$U12])" office:value-type="float"/>
          <table:table-cell table:formula="of:=MIN([.$H12];[.$V12])" office:value-type="float"/>
          <table:table-cell table:formula="of:=MIN([.$I12];[.$W12])" office:value-type="float"/>
          <table:table-cell table:formula="of:=MIN([.$J12];[.$X12])" office:value-type="float"/>
          <table:table-cell table:formula="of:=MIN([.$K12];[.$Y12])" office:value-type="float"/>
          <table:table-cell table:formula="of:=MIN([.$L12];[.$Z12];[.$AF12])" office:value-type="float"/>
          <table:table-cell table:formula="of:=MIN([.$M12];[.$AA12];[.$AG12])" office:value-type="float"/>
          <table:table-cell table:formula="of:=MIN([.$N12];[.$AB12];[.$AH12])" office:value-type="float"/>
          <table:table-cell table:formula="of:=MIN([.$O12];[.$AC12];[.$AI12])" office:value-type="float"/>
          <table:table-cell table:formula="of:=MEDIAN([.$B12];[.$P12];[.$AD12])" office:value-type="float"/>
          <table:table-cell table:formula="of:=MEDIAN([.$C12];[.$Q12])" office:value-type="float"/>
          <table:table-cell table:formula="of:=MEDIAN([.$D12];[.$R12])" office:value-type="float"/>
          <table:table-cell table:formula="of:=MEDIAN([.$E12];[.$S12])" office:value-type="float"/>
          <table:table-cell table:formula="of:=MEDIAN([.$F12];[.$T12];[.$AE12])" office:value-type="float"/>
          <table:table-cell table:formula="of:=MEDIAN([.$G12];[.$U12])" office:value-type="float"/>
          <table:table-cell table:formula="of:=MEDIAN([.$H12];[.$V12])" office:value-type="float"/>
          <table:table-cell table:formula="of:=MEDIAN([.$I12];[.$W12])" office:value-type="float"/>
          <table:table-cell table:formula="of:=MEDIAN([.$J12];[.$X12])" office:value-type="float"/>
          <table:table-cell table:formula="of:=MEDIAN([.$K12];[.$Y12])" office:value-type="float"/>
          <table:table-cell table:formula="of:=MEDIAN([.$L12];[.$Z12];[.$AF12])" office:value-type="float"/>
          <table:table-cell table:formula="of:=MEDIAN([.$M12];[.$AA12];[.$AG12])" office:value-type="float"/>
          <table:table-cell table:formula="of:=MEDIAN([.$N12];[.$AB12];[.$AH12])" office:value-type="float"/>
          <table:table-cell table:formula="of:=MEDIAN([.$O12];[.$AC12];[.$AI12])" office:value-type="float"/>
          <table:table-cell table:formula="of:=MAX([.$B12];[.$P12];[.$AD12])" office:value-type="float"/>
          <table:table-cell table:formula="of:=MAX([.$C12];[.$Q12])" office:value-type="float"/>
          <table:table-cell table:formula="of:=MAX([.$D12];[.$R12])" office:value-type="float"/>
          <table:table-cell table:formula="of:=MAX([.$E12];[.$S12])" office:value-type="float"/>
          <table:table-cell table:formula="of:=MAX([.$F12];[.$T12];[.$AE12])" office:value-type="float"/>
          <table:table-cell table:formula="of:=MAX([.$G12];[.$U12])" office:value-type="float"/>
          <table:table-cell table:formula="of:=MAX([.$H12];[.$V12])" office:value-type="float"/>
          <table:table-cell table:formula="of:=MAX([.$I12];[.$W12])" office:value-type="float"/>
          <table:table-cell table:formula="of:=MAX([.$J12];[.$X12])" office:value-type="float"/>
          <table:table-cell table:formula="of:=MAX([.$K12];[.$Y12])" office:value-type="float"/>
          <table:table-cell table:formula="of:=MAX([.$L12];[.$Z12];[.$AF12])" office:value-type="float"/>
          <table:table-cell table:formula="of:=MAX([.$M12];[.$AA12];[.$AG12])" office:value-type="float"/>
          <table:table-cell table:formula="of:=MAX([.$N12];[.$AB12];[.$AH12])" office:value-type="float"/>
          <table:table-cell table:formula="of:=MAX([.$O12];[.$AC12];[.$AI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J3:.$AJ12])^2)^0.5" office:value-type="float"/>
          <table:table-cell table:number-matrix-columns-spanned="1" table:number-matrix-rows-spanned="1" table:formula="of:=SUM(([.C3:.C12]-[.$AK3:.$AK12])^2)^0.5" office:value-type="float"/>
          <table:table-cell table:number-matrix-columns-spanned="1" table:number-matrix-rows-spanned="1" table:formula="of:=SUM(([.D3:.D12]-[.$AL3:.$AL12])^2)^0.5" office:value-type="float"/>
          <table:table-cell table:number-matrix-columns-spanned="1" table:number-matrix-rows-spanned="1" table:formula="of:=SUM(([.E3:.E12]-[.$AM3:.$AM12])^2)^0.5" office:value-type="float"/>
          <table:table-cell table:number-matrix-columns-spanned="1" table:number-matrix-rows-spanned="1" table:formula="of:=SUM(([.F3:.F12]-[.$AN3:.$AN12])^2)^0.5" office:value-type="float"/>
          <table:table-cell table:number-matrix-columns-spanned="1" table:number-matrix-rows-spanned="1" table:formula="of:=SUM(([.G3:.G12]-[.$AO3:.$AO12])^2)^0.5" office:value-type="float"/>
          <table:table-cell table:number-matrix-columns-spanned="1" table:number-matrix-rows-spanned="1" table:formula="of:=SUM(([.H3:.H12]-[.$AP3:.$AP12])^2)^0.5" office:value-type="float"/>
          <table:table-cell table:number-matrix-columns-spanned="1" table:number-matrix-rows-spanned="1" table:formula="of:=SUM(([.I3:.I12]-[.$AQ3:.$AQ12])^2)^0.5" office:value-type="float"/>
          <table:table-cell table:number-matrix-columns-spanned="1" table:number-matrix-rows-spanned="1" table:formula="of:=SUM(([.J3:.J12]-[.$AR3:.$AR12])^2)^0.5" office:value-type="float"/>
          <table:table-cell table:number-matrix-columns-spanned="1" table:number-matrix-rows-spanned="1" table:formula="of:=SUM(([.K3:.K12]-[.$AS3:.$AS12])^2)^0.5" office:value-type="float"/>
          <table:table-cell table:number-matrix-columns-spanned="1" table:number-matrix-rows-spanned="1" table:formula="of:=SUM(([.L3:.L12]-[.$AT3:.$AT12])^2)^0.5" office:value-type="float"/>
          <table:table-cell table:number-matrix-columns-spanned="1" table:number-matrix-rows-spanned="1" table:formula="of:=SUM(([.M3:.M12]-[.$AU3:.$AU12])^2)^0.5" office:value-type="float"/>
          <table:table-cell table:number-matrix-columns-spanned="1" table:number-matrix-rows-spanned="1" table:formula="of:=SUM(([.N3:.N12]-[.$AV3:.$AV12])^2)^0.5" office:value-type="float"/>
          <table:table-cell table:number-matrix-columns-spanned="1" table:number-matrix-rows-spanned="1" table:formula="of:=SUM(([.O3:.O12]-[.$AW3:.$AW12])^2)^0.5" office:value-type="float"/>
          <table:table-cell table:number-matrix-columns-spanned="1" table:number-matrix-rows-spanned="1" table:formula="of:=SUM(([.P3:.P12]-[.$AJ3:.$AJ12])^2)^0.5" office:value-type="float"/>
          <table:table-cell table:number-matrix-columns-spanned="1" table:number-matrix-rows-spanned="1" table:formula="of:=SUM(([.Q3:.Q12]-[.$AK3:.$AK12])^2)^0.5" office:value-type="float"/>
          <table:table-cell table:number-matrix-columns-spanned="1" table:number-matrix-rows-spanned="1" table:formula="of:=SUM(([.R3:.R12]-[.$AL3:.$AL12])^2)^0.5" office:value-type="float"/>
          <table:table-cell table:number-matrix-columns-spanned="1" table:number-matrix-rows-spanned="1" table:formula="of:=SUM(([.S3:.S12]-[.$AM3:.$AM12])^2)^0.5" office:value-type="float"/>
          <table:table-cell table:number-matrix-columns-spanned="1" table:number-matrix-rows-spanned="1" table:formula="of:=SUM(([.T3:.T12]-[.$AN3:.$AN12])^2)^0.5" office:value-type="float"/>
          <table:table-cell table:number-matrix-columns-spanned="1" table:number-matrix-rows-spanned="1" table:formula="of:=SUM(([.U3:.U12]-[.$AO3:.$AO12])^2)^0.5" office:value-type="float"/>
          <table:table-cell table:number-matrix-columns-spanned="1" table:number-matrix-rows-spanned="1" table:formula="of:=SUM(([.V3:.V12]-[.$AP3:.$AP12])^2)^0.5" office:value-type="float"/>
          <table:table-cell table:number-matrix-columns-spanned="1" table:number-matrix-rows-spanned="1" table:formula="of:=SUM(([.W3:.W12]-[.$AQ3:.$AQ12])^2)^0.5" office:value-type="float"/>
          <table:table-cell table:number-matrix-columns-spanned="1" table:number-matrix-rows-spanned="1" table:formula="of:=SUM(([.X3:.X12]-[.$AR3:.$AR12])^2)^0.5" office:value-type="float"/>
          <table:table-cell table:number-matrix-columns-spanned="1" table:number-matrix-rows-spanned="1" table:formula="of:=SUM(([.Y3:.Y12]-[.$AS3:.$AS12])^2)^0.5" office:value-type="float"/>
          <table:table-cell table:number-matrix-columns-spanned="1" table:number-matrix-rows-spanned="1" table:formula="of:=SUM(([.Z3:.Z12]-[.$AT3:.$AT12])^2)^0.5" office:value-type="float"/>
          <table:table-cell table:number-matrix-columns-spanned="1" table:number-matrix-rows-spanned="1" table:formula="of:=SUM(([.AA3:.AA12]-[.$AU3:.$AU12])^2)^0.5" office:value-type="float"/>
          <table:table-cell table:number-matrix-columns-spanned="1" table:number-matrix-rows-spanned="1" table:formula="of:=SUM(([.AB3:.AB12]-[.$AV3:.$AV12])^2)^0.5" office:value-type="float"/>
          <table:table-cell table:number-matrix-columns-spanned="1" table:number-matrix-rows-spanned="1" table:formula="of:=SUM(([.AC3:.AC12]-[.$AW3:.$AW12])^2)^0.5" office:value-type="float"/>
          <table:table-cell table:number-matrix-columns-spanned="1" table:number-matrix-rows-spanned="1" table:formula="of:=SUM(([.AD3:.AD12]-[.$AJ3:.$AJ12])^2)^0.5" office:value-type="float"/>
          <table:table-cell table:number-matrix-columns-spanned="1" table:number-matrix-rows-spanned="1" table:formula="of:=SUM(([.AE3:.AE12]-[.$AN3:.$AN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J3:.$AJ12])" office:value-type="float"/>
          <table:table-cell table:number-matrix-columns-spanned="1" table:number-matrix-rows-spanned="1" table:formula="of:=SUM([.C3:.C12]=[.$AK3:.$AK12])" office:value-type="float"/>
          <table:table-cell table:number-matrix-columns-spanned="1" table:number-matrix-rows-spanned="1" table:formula="of:=SUM([.D3:.D12]=[.$AL3:.$AL12])" office:value-type="float"/>
          <table:table-cell table:number-matrix-columns-spanned="1" table:number-matrix-rows-spanned="1" table:formula="of:=SUM([.E3:.E12]=[.$AM3:.$AM12])" office:value-type="float"/>
          <table:table-cell table:number-matrix-columns-spanned="1" table:number-matrix-rows-spanned="1" table:formula="of:=SUM([.F3:.F12]=[.$AN3:.$AN12])" office:value-type="float"/>
          <table:table-cell table:number-matrix-columns-spanned="1" table:number-matrix-rows-spanned="1" table:formula="of:=SUM([.G3:.G12]=[.$AO3:.$AO12])" office:value-type="float"/>
          <table:table-cell table:number-matrix-columns-spanned="1" table:number-matrix-rows-spanned="1" table:formula="of:=SUM([.H3:.H12]=[.$AP3:.$AP12])" office:value-type="float"/>
          <table:table-cell table:number-matrix-columns-spanned="1" table:number-matrix-rows-spanned="1" table:formula="of:=SUM([.I3:.I12]=[.$AQ3:.$AQ12])" office:value-type="float"/>
          <table:table-cell table:number-matrix-columns-spanned="1" table:number-matrix-rows-spanned="1" table:formula="of:=SUM([.J3:.J12]=[.$AR3:.$AR12])" office:value-type="float"/>
          <table:table-cell table:number-matrix-columns-spanned="1" table:number-matrix-rows-spanned="1" table:formula="of:=SUM([.K3:.K12]=[.$AS3:.$AS12])" office:value-type="float"/>
          <table:table-cell table:number-matrix-columns-spanned="1" table:number-matrix-rows-spanned="1" table:formula="of:=SUM([.L3:.L12]=[.$AT3:.$AT12])" office:value-type="float"/>
          <table:table-cell table:number-matrix-columns-spanned="1" table:number-matrix-rows-spanned="1" table:formula="of:=SUM([.M3:.M12]=[.$AU3:.$AU12])" office:value-type="float"/>
          <table:table-cell table:number-matrix-columns-spanned="1" table:number-matrix-rows-spanned="1" table:formula="of:=SUM([.N3:.N12]=[.$AV3:.$AV12])" office:value-type="float"/>
          <table:table-cell table:number-matrix-columns-spanned="1" table:number-matrix-rows-spanned="1" table:formula="of:=SUM([.O3:.O12]=[.$AW3:.$AW12])" office:value-type="float"/>
          <table:table-cell table:number-matrix-columns-spanned="1" table:number-matrix-rows-spanned="1" table:formula="of:=SUM([.P3:.P12]=[.$AJ3:.$AJ12])" office:value-type="float"/>
          <table:table-cell table:number-matrix-columns-spanned="1" table:number-matrix-rows-spanned="1" table:formula="of:=SUM([.Q3:.Q12]=[.$AK3:.$AK12])" office:value-type="float"/>
          <table:table-cell table:number-matrix-columns-spanned="1" table:number-matrix-rows-spanned="1" table:formula="of:=SUM([.R3:.R12]=[.$AL3:.$AL12])" office:value-type="float"/>
          <table:table-cell table:number-matrix-columns-spanned="1" table:number-matrix-rows-spanned="1" table:formula="of:=SUM([.S3:.S12]=[.$AM3:.$AM12])" office:value-type="float"/>
          <table:table-cell table:number-matrix-columns-spanned="1" table:number-matrix-rows-spanned="1" table:formula="of:=SUM([.T3:.T12]=[.$AN3:.$AN12])" office:value-type="float"/>
          <table:table-cell table:number-matrix-columns-spanned="1" table:number-matrix-rows-spanned="1" table:formula="of:=SUM([.U3:.U12]=[.$AO3:.$AO12])" office:value-type="float"/>
          <table:table-cell table:number-matrix-columns-spanned="1" table:number-matrix-rows-spanned="1" table:formula="of:=SUM([.V3:.V12]=[.$AP3:.$AP12])" office:value-type="float"/>
          <table:table-cell table:number-matrix-columns-spanned="1" table:number-matrix-rows-spanned="1" table:formula="of:=SUM([.W3:.W12]=[.$AQ3:.$AQ12])" office:value-type="float"/>
          <table:table-cell table:number-matrix-columns-spanned="1" table:number-matrix-rows-spanned="1" table:formula="of:=SUM([.X3:.X12]=[.$AR3:.$AR12])" office:value-type="float"/>
          <table:table-cell table:number-matrix-columns-spanned="1" table:number-matrix-rows-spanned="1" table:formula="of:=SUM([.Y3:.Y12]=[.$AS3:.$AS12])" office:value-type="float"/>
          <table:table-cell table:number-matrix-columns-spanned="1" table:number-matrix-rows-spanned="1" table:formula="of:=SUM([.Z3:.Z12]=[.$AT3:.$AT12])" office:value-type="float"/>
          <table:table-cell table:number-matrix-columns-spanned="1" table:number-matrix-rows-spanned="1" table:formula="of:=SUM([.AA3:.AA12]=[.$AU3:.$AU12])" office:value-type="float"/>
          <table:table-cell table:number-matrix-columns-spanned="1" table:number-matrix-rows-spanned="1" table:formula="of:=SUM([.AB3:.AB12]=[.$AV3:.$AV12])" office:value-type="float"/>
          <table:table-cell table:number-matrix-columns-spanned="1" table:number-matrix-rows-spanned="1" table:formula="of:=SUM([.AC3:.AC12]=[.$AW3:.$AW12])" office:value-type="float"/>
          <table:table-cell table:number-matrix-columns-spanned="1" table:number-matrix-rows-spanned="1" table:formula="of:=SUM([.AD3:.AD12]=[.$AJ3:.$AJ12])" office:value-type="float"/>
          <table:table-cell table:number-matrix-columns-spanned="1" table:number-matrix-rows-spanned="1" table:formula="of:=SUM([.AE3:.AE12]=[.$AN3:.$AN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X3:.$AX12])" office:value-type="float"/>
          <table:table-cell table:number-matrix-columns-spanned="1" table:number-matrix-rows-spanned="1" table:formula="of:=SUM([.C3:.C12]&lt;[.$AY3:.$AY12])" office:value-type="float"/>
          <table:table-cell table:number-matrix-columns-spanned="1" table:number-matrix-rows-spanned="1" table:formula="of:=SUM([.D3:.D12]&lt;[.$AZ3:.$AZ12])" office:value-type="float"/>
          <table:table-cell table:number-matrix-columns-spanned="1" table:number-matrix-rows-spanned="1" table:formula="of:=SUM([.E3:.E12]&lt;[.$BA3:.$BA12])" office:value-type="float"/>
          <table:table-cell table:number-matrix-columns-spanned="1" table:number-matrix-rows-spanned="1" table:formula="of:=SUM([.F3:.F12]&lt;[.$BB3:.$BB12])" office:value-type="float"/>
          <table:table-cell table:number-matrix-columns-spanned="1" table:number-matrix-rows-spanned="1" table:formula="of:=SUM([.G3:.G12]&lt;[.$BC3:.$BC12])" office:value-type="float"/>
          <table:table-cell table:number-matrix-columns-spanned="1" table:number-matrix-rows-spanned="1" table:formula="of:=SUM([.H3:.H12]&lt;[.$BD3:.$BD12])" office:value-type="float"/>
          <table:table-cell table:number-matrix-columns-spanned="1" table:number-matrix-rows-spanned="1" table:formula="of:=SUM([.I3:.I12]&lt;[.$BE3:.$BE12])" office:value-type="float"/>
          <table:table-cell table:number-matrix-columns-spanned="1" table:number-matrix-rows-spanned="1" table:formula="of:=SUM([.J3:.J12]&lt;[.$BF3:.$BF12])" office:value-type="float"/>
          <table:table-cell table:number-matrix-columns-spanned="1" table:number-matrix-rows-spanned="1" table:formula="of:=SUM([.K3:.K12]&lt;[.$BG3:.$BG12])" office:value-type="float"/>
          <table:table-cell table:number-matrix-columns-spanned="1" table:number-matrix-rows-spanned="1" table:formula="of:=SUM([.L3:.L12]&lt;[.$BH3:.$BH12])" office:value-type="float"/>
          <table:table-cell table:number-matrix-columns-spanned="1" table:number-matrix-rows-spanned="1" table:formula="of:=SUM([.M3:.M12]&lt;[.$BI3:.$BI12])" office:value-type="float"/>
          <table:table-cell table:number-matrix-columns-spanned="1" table:number-matrix-rows-spanned="1" table:formula="of:=SUM([.N3:.N12]&lt;[.$BJ3:.$BJ12])" office:value-type="float"/>
          <table:table-cell table:number-matrix-columns-spanned="1" table:number-matrix-rows-spanned="1" table:formula="of:=SUM([.O3:.O12]&lt;[.$BK3:.$BK12])" office:value-type="float"/>
          <table:table-cell table:number-matrix-columns-spanned="1" table:number-matrix-rows-spanned="1" table:formula="of:=SUM([.P3:.P12]&lt;[.$AX3:.$AX12])" office:value-type="float"/>
          <table:table-cell table:number-matrix-columns-spanned="1" table:number-matrix-rows-spanned="1" table:formula="of:=SUM([.Q3:.Q12]&lt;[.$AY3:.$AY12])" office:value-type="float"/>
          <table:table-cell table:number-matrix-columns-spanned="1" table:number-matrix-rows-spanned="1" table:formula="of:=SUM([.R3:.R12]&lt;[.$AZ3:.$AZ12])" office:value-type="float"/>
          <table:table-cell table:number-matrix-columns-spanned="1" table:number-matrix-rows-spanned="1" table:formula="of:=SUM([.S3:.S12]&lt;[.$BA3:.$BA12])" office:value-type="float"/>
          <table:table-cell table:number-matrix-columns-spanned="1" table:number-matrix-rows-spanned="1" table:formula="of:=SUM([.T3:.T12]&lt;[.$BB3:.$BB12])" office:value-type="float"/>
          <table:table-cell table:number-matrix-columns-spanned="1" table:number-matrix-rows-spanned="1" table:formula="of:=SUM([.U3:.U12]&lt;[.$BC3:.$BC12])" office:value-type="float"/>
          <table:table-cell table:number-matrix-columns-spanned="1" table:number-matrix-rows-spanned="1" table:formula="of:=SUM([.V3:.V12]&lt;[.$BD3:.$BD12])" office:value-type="float"/>
          <table:table-cell table:number-matrix-columns-spanned="1" table:number-matrix-rows-spanned="1" table:formula="of:=SUM([.W3:.W12]&lt;[.$BE3:.$BE12])" office:value-type="float"/>
          <table:table-cell table:number-matrix-columns-spanned="1" table:number-matrix-rows-spanned="1" table:formula="of:=SUM([.X3:.X12]&lt;[.$BF3:.$BF12])" office:value-type="float"/>
          <table:table-cell table:number-matrix-columns-spanned="1" table:number-matrix-rows-spanned="1" table:formula="of:=SUM([.Y3:.Y12]&lt;[.$BG3:.$BG12])" office:value-type="float"/>
          <table:table-cell table:number-matrix-columns-spanned="1" table:number-matrix-rows-spanned="1" table:formula="of:=SUM([.Z3:.Z12]&lt;[.$BH3:.$BH12])" office:value-type="float"/>
          <table:table-cell table:number-matrix-columns-spanned="1" table:number-matrix-rows-spanned="1" table:formula="of:=SUM([.AA3:.AA12]&lt;[.$BI3:.$BI12])" office:value-type="float"/>
          <table:table-cell table:number-matrix-columns-spanned="1" table:number-matrix-rows-spanned="1" table:formula="of:=SUM([.AB3:.AB12]&lt;[.$BJ3:.$BJ12])" office:value-type="float"/>
          <table:table-cell table:number-matrix-columns-spanned="1" table:number-matrix-rows-spanned="1" table:formula="of:=SUM([.AC3:.AC12]&lt;[.$BK3:.$BK12])" office:value-type="float"/>
          <table:table-cell table:number-matrix-columns-spanned="1" table:number-matrix-rows-spanned="1" table:formula="of:=SUM([.AD3:.AD12]&lt;[.$AX3:.$AX12])" office:value-type="float"/>
          <table:table-cell table:number-matrix-columns-spanned="1" table:number-matrix-rows-spanned="1" table:formula="of:=SUM([.AE3:.AE12]&lt;[.$BB3:.$BB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X3:.$AX12])" office:value-type="float"/>
          <table:table-cell table:number-matrix-columns-spanned="1" table:number-matrix-rows-spanned="1" table:formula="of:=SUM([.C3:.C12]&gt;[.$AY3:.$AY12])" office:value-type="float"/>
          <table:table-cell table:number-matrix-columns-spanned="1" table:number-matrix-rows-spanned="1" table:formula="of:=SUM([.D3:.D12]&gt;[.$AZ3:.$AZ12])" office:value-type="float"/>
          <table:table-cell table:number-matrix-columns-spanned="1" table:number-matrix-rows-spanned="1" table:formula="of:=SUM([.E3:.E12]&gt;[.$BA3:.$BA12])" office:value-type="float"/>
          <table:table-cell table:number-matrix-columns-spanned="1" table:number-matrix-rows-spanned="1" table:formula="of:=SUM([.F3:.F12]&gt;[.$BB3:.$BB12])" office:value-type="float"/>
          <table:table-cell table:number-matrix-columns-spanned="1" table:number-matrix-rows-spanned="1" table:formula="of:=SUM([.G3:.G12]&gt;[.$BC3:.$BC12])" office:value-type="float"/>
          <table:table-cell table:number-matrix-columns-spanned="1" table:number-matrix-rows-spanned="1" table:formula="of:=SUM([.H3:.H12]&gt;[.$BD3:.$BD12])" office:value-type="float"/>
          <table:table-cell table:number-matrix-columns-spanned="1" table:number-matrix-rows-spanned="1" table:formula="of:=SUM([.I3:.I12]&gt;[.$BE3:.$BE12])" office:value-type="float"/>
          <table:table-cell table:number-matrix-columns-spanned="1" table:number-matrix-rows-spanned="1" table:formula="of:=SUM([.J3:.J12]&gt;[.$BF3:.$BF12])" office:value-type="float"/>
          <table:table-cell table:number-matrix-columns-spanned="1" table:number-matrix-rows-spanned="1" table:formula="of:=SUM([.K3:.K12]&gt;[.$BG3:.$BG12])" office:value-type="float"/>
          <table:table-cell table:number-matrix-columns-spanned="1" table:number-matrix-rows-spanned="1" table:formula="of:=SUM([.L3:.L12]&gt;[.$BH3:.$BH12])" office:value-type="float"/>
          <table:table-cell table:number-matrix-columns-spanned="1" table:number-matrix-rows-spanned="1" table:formula="of:=SUM([.M3:.M12]&gt;[.$BI3:.$BI12])" office:value-type="float"/>
          <table:table-cell table:number-matrix-columns-spanned="1" table:number-matrix-rows-spanned="1" table:formula="of:=SUM([.N3:.N12]&gt;[.$BJ3:.$BJ12])" office:value-type="float"/>
          <table:table-cell table:number-matrix-columns-spanned="1" table:number-matrix-rows-spanned="1" table:formula="of:=SUM([.O3:.O12]&gt;[.$BK3:.$BK12])" office:value-type="float"/>
          <table:table-cell table:number-matrix-columns-spanned="1" table:number-matrix-rows-spanned="1" table:formula="of:=SUM([.P3:.P12]&gt;[.$AX3:.$AX12])" office:value-type="float"/>
          <table:table-cell table:number-matrix-columns-spanned="1" table:number-matrix-rows-spanned="1" table:formula="of:=SUM([.Q3:.Q12]&gt;[.$AY3:.$AY12])" office:value-type="float"/>
          <table:table-cell table:number-matrix-columns-spanned="1" table:number-matrix-rows-spanned="1" table:formula="of:=SUM([.R3:.R12]&gt;[.$AZ3:.$AZ12])" office:value-type="float"/>
          <table:table-cell table:number-matrix-columns-spanned="1" table:number-matrix-rows-spanned="1" table:formula="of:=SUM([.S3:.S12]&gt;[.$BA3:.$BA12])" office:value-type="float"/>
          <table:table-cell table:number-matrix-columns-spanned="1" table:number-matrix-rows-spanned="1" table:formula="of:=SUM([.T3:.T12]&gt;[.$BB3:.$BB12])" office:value-type="float"/>
          <table:table-cell table:number-matrix-columns-spanned="1" table:number-matrix-rows-spanned="1" table:formula="of:=SUM([.U3:.U12]&gt;[.$BC3:.$BC12])" office:value-type="float"/>
          <table:table-cell table:number-matrix-columns-spanned="1" table:number-matrix-rows-spanned="1" table:formula="of:=SUM([.V3:.V12]&gt;[.$BD3:.$BD12])" office:value-type="float"/>
          <table:table-cell table:number-matrix-columns-spanned="1" table:number-matrix-rows-spanned="1" table:formula="of:=SUM([.W3:.W12]&gt;[.$BE3:.$BE12])" office:value-type="float"/>
          <table:table-cell table:number-matrix-columns-spanned="1" table:number-matrix-rows-spanned="1" table:formula="of:=SUM([.X3:.X12]&gt;[.$BF3:.$BF12])" office:value-type="float"/>
          <table:table-cell table:number-matrix-columns-spanned="1" table:number-matrix-rows-spanned="1" table:formula="of:=SUM([.Y3:.Y12]&gt;[.$BG3:.$BG12])" office:value-type="float"/>
          <table:table-cell table:number-matrix-columns-spanned="1" table:number-matrix-rows-spanned="1" table:formula="of:=SUM([.Z3:.Z12]&gt;[.$BH3:.$BH12])" office:value-type="float"/>
          <table:table-cell table:number-matrix-columns-spanned="1" table:number-matrix-rows-spanned="1" table:formula="of:=SUM([.AA3:.AA12]&gt;[.$BI3:.$BI12])" office:value-type="float"/>
          <table:table-cell table:number-matrix-columns-spanned="1" table:number-matrix-rows-spanned="1" table:formula="of:=SUM([.AB3:.AB12]&gt;[.$BJ3:.$BJ12])" office:value-type="float"/>
          <table:table-cell table:number-matrix-columns-spanned="1" table:number-matrix-rows-spanned="1" table:formula="of:=SUM([.AC3:.AC12]&gt;[.$BK3:.$BK12])" office:value-type="float"/>
          <table:table-cell table:number-matrix-columns-spanned="1" table:number-matrix-rows-spanned="1" table:formula="of:=SUM([.AD3:.AD12]&gt;[.$AX3:.$AX12])" office:value-type="float"/>
          <table:table-cell table:number-matrix-columns-spanned="1" table:number-matrix-rows-spanned="1" table:formula="of:=SUM([.AE3:.AE12]&gt;[.$BB3:.$BB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L3:.$BL12])" office:value-type="float"/>
          <table:table-cell table:number-matrix-columns-spanned="1" table:number-matrix-rows-spanned="1" table:formula="of:=SUM([.C3:.C12]=[.$BM3:.$BM12])" office:value-type="float"/>
          <table:table-cell table:number-matrix-columns-spanned="1" table:number-matrix-rows-spanned="1" table:formula="of:=SUM([.D3:.D12]=[.$BN3:.$BN12])" office:value-type="float"/>
          <table:table-cell table:number-matrix-columns-spanned="1" table:number-matrix-rows-spanned="1" table:formula="of:=SUM([.E3:.E12]=[.$BO3:.$BO12])" office:value-type="float"/>
          <table:table-cell table:number-matrix-columns-spanned="1" table:number-matrix-rows-spanned="1" table:formula="of:=SUM([.F3:.F12]=[.$BP3:.$BP12])" office:value-type="float"/>
          <table:table-cell table:number-matrix-columns-spanned="1" table:number-matrix-rows-spanned="1" table:formula="of:=SUM([.G3:.G12]=[.$BQ3:.$BQ12])" office:value-type="float"/>
          <table:table-cell table:number-matrix-columns-spanned="1" table:number-matrix-rows-spanned="1" table:formula="of:=SUM([.H3:.H12]=[.$BR3:.$BR12])" office:value-type="float"/>
          <table:table-cell table:number-matrix-columns-spanned="1" table:number-matrix-rows-spanned="1" table:formula="of:=SUM([.I3:.I12]=[.$BS3:.$BS12])" office:value-type="float"/>
          <table:table-cell table:number-matrix-columns-spanned="1" table:number-matrix-rows-spanned="1" table:formula="of:=SUM([.J3:.J12]=[.$BT3:.$BT12])" office:value-type="float"/>
          <table:table-cell table:number-matrix-columns-spanned="1" table:number-matrix-rows-spanned="1" table:formula="of:=SUM([.K3:.K12]=[.$BU3:.$BU12])" office:value-type="float"/>
          <table:table-cell table:number-matrix-columns-spanned="1" table:number-matrix-rows-spanned="1" table:formula="of:=SUM([.L3:.L12]=[.$BV3:.$BV12])" office:value-type="float"/>
          <table:table-cell table:number-matrix-columns-spanned="1" table:number-matrix-rows-spanned="1" table:formula="of:=SUM([.M3:.M12]=[.$BW3:.$BW12])" office:value-type="float"/>
          <table:table-cell table:number-matrix-columns-spanned="1" table:number-matrix-rows-spanned="1" table:formula="of:=SUM([.N3:.N12]=[.$BX3:.$BX12])" office:value-type="float"/>
          <table:table-cell table:number-matrix-columns-spanned="1" table:number-matrix-rows-spanned="1" table:formula="of:=SUM([.O3:.O12]=[.$BY3:.$BY12])" office:value-type="float"/>
          <table:table-cell table:number-matrix-columns-spanned="1" table:number-matrix-rows-spanned="1" table:formula="of:=SUM([.P3:.P12]=[.$BL3:.$BL12])" office:value-type="float"/>
          <table:table-cell table:number-matrix-columns-spanned="1" table:number-matrix-rows-spanned="1" table:formula="of:=SUM([.Q3:.Q12]=[.$BM3:.$BM12])" office:value-type="float"/>
          <table:table-cell table:number-matrix-columns-spanned="1" table:number-matrix-rows-spanned="1" table:formula="of:=SUM([.R3:.R12]=[.$BN3:.$BN12])" office:value-type="float"/>
          <table:table-cell table:number-matrix-columns-spanned="1" table:number-matrix-rows-spanned="1" table:formula="of:=SUM([.S3:.S12]=[.$BO3:.$BO12])" office:value-type="float"/>
          <table:table-cell table:number-matrix-columns-spanned="1" table:number-matrix-rows-spanned="1" table:formula="of:=SUM([.T3:.T12]=[.$BP3:.$BP12])" office:value-type="float"/>
          <table:table-cell table:number-matrix-columns-spanned="1" table:number-matrix-rows-spanned="1" table:formula="of:=SUM([.U3:.U12]=[.$BQ3:.$BQ12])" office:value-type="float"/>
          <table:table-cell table:number-matrix-columns-spanned="1" table:number-matrix-rows-spanned="1" table:formula="of:=SUM([.V3:.V12]=[.$BR3:.$BR12])" office:value-type="float"/>
          <table:table-cell table:number-matrix-columns-spanned="1" table:number-matrix-rows-spanned="1" table:formula="of:=SUM([.W3:.W12]=[.$BS3:.$BS12])" office:value-type="float"/>
          <table:table-cell table:number-matrix-columns-spanned="1" table:number-matrix-rows-spanned="1" table:formula="of:=SUM([.X3:.X12]=[.$BT3:.$BT12])" office:value-type="float"/>
          <table:table-cell table:number-matrix-columns-spanned="1" table:number-matrix-rows-spanned="1" table:formula="of:=SUM([.Y3:.Y12]=[.$BU3:.$BU12])" office:value-type="float"/>
          <table:table-cell table:number-matrix-columns-spanned="1" table:number-matrix-rows-spanned="1" table:formula="of:=SUM([.Z3:.Z12]=[.$BV3:.$BV12])" office:value-type="float"/>
          <table:table-cell table:number-matrix-columns-spanned="1" table:number-matrix-rows-spanned="1" table:formula="of:=SUM([.AA3:.AA12]=[.$BW3:.$BW12])" office:value-type="float"/>
          <table:table-cell table:number-matrix-columns-spanned="1" table:number-matrix-rows-spanned="1" table:formula="of:=SUM([.AB3:.AB12]=[.$BX3:.$BX12])" office:value-type="float"/>
          <table:table-cell table:number-matrix-columns-spanned="1" table:number-matrix-rows-spanned="1" table:formula="of:=SUM([.AC3:.AC12]=[.$BY3:.$BY12])" office:value-type="float"/>
          <table:table-cell table:number-matrix-columns-spanned="1" table:number-matrix-rows-spanned="1" table:formula="of:=SUM([.AD3:.AD12]=[.$BL3:.$BL12])" office:value-type="float"/>
          <table:table-cell table:number-matrix-columns-spanned="1" table:number-matrix-rows-spanned="1" table:formula="of:=SUM([.AE3:.AE12]=[.$BP3:.$BP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SUM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MIN([.$B3];[.$P3];[.$AD3])" office:value-type="float"/>
          <table:table-cell table:formula="of:=MIN([.$C3];[.$Q3])" office:value-type="float"/>
          <table:table-cell table:formula="of:=MIN([.$D3];[.$R3])" office:value-type="float"/>
          <table:table-cell table:formula="of:=MIN([.$E3];[.$S3])" office:value-type="float"/>
          <table:table-cell table:formula="of:=MIN([.$F3];[.$T3];[.$AE3])" office:value-type="float"/>
          <table:table-cell table:formula="of:=MIN([.$G3];[.$U3])" office:value-type="float"/>
          <table:table-cell table:formula="of:=MIN([.$H3];[.$V3])" office:value-type="float"/>
          <table:table-cell table:formula="of:=MIN([.$I3];[.$W3])" office:value-type="float"/>
          <table:table-cell table:formula="of:=MIN([.$J3];[.$X3])" office:value-type="float"/>
          <table:table-cell table:formula="of:=MIN([.$K3];[.$Y3])" office:value-type="float"/>
          <table:table-cell table:formula="of:=MIN([.$L3];[.$Z3];[.$AF3])" office:value-type="float"/>
          <table:table-cell table:formula="of:=MIN([.$M3];[.$AA3];[.$AG3])" office:value-type="float"/>
          <table:table-cell table:formula="of:=MIN([.$N3];[.$AB3];[.$AH3])" office:value-type="float"/>
          <table:table-cell table:formula="of:=MIN([.$O3];[.$AC3];[.$AI3])" office:value-type="float"/>
          <table:table-cell table:formula="of:=MEDIAN([.$B3];[.$P3];[.$AD3])" office:value-type="float"/>
          <table:table-cell table:formula="of:=MEDIAN([.$C3];[.$Q3])" office:value-type="float"/>
          <table:table-cell table:formula="of:=MEDIAN([.$D3];[.$R3])" office:value-type="float"/>
          <table:table-cell table:formula="of:=MEDIAN([.$E3];[.$S3])" office:value-type="float"/>
          <table:table-cell table:formula="of:=MEDIAN([.$F3];[.$T3];[.$AE3])" office:value-type="float"/>
          <table:table-cell table:formula="of:=MEDIAN([.$G3];[.$U3])" office:value-type="float"/>
          <table:table-cell table:formula="of:=MEDIAN([.$H3];[.$V3])" office:value-type="float"/>
          <table:table-cell table:formula="of:=MEDIAN([.$I3];[.$W3])" office:value-type="float"/>
          <table:table-cell table:formula="of:=MEDIAN([.$J3];[.$X3])" office:value-type="float"/>
          <table:table-cell table:formula="of:=MEDIAN([.$K3];[.$Y3])" office:value-type="float"/>
          <table:table-cell table:formula="of:=MEDIAN([.$L3];[.$Z3];[.$AF3])" office:value-type="float"/>
          <table:table-cell table:formula="of:=MEDIAN([.$M3];[.$AA3];[.$AG3])" office:value-type="float"/>
          <table:table-cell table:formula="of:=MEDIAN([.$N3];[.$AB3];[.$AH3])" office:value-type="float"/>
          <table:table-cell table:formula="of:=MEDIAN([.$O3];[.$AC3];[.$AI3])" office:value-type="float"/>
          <table:table-cell table:formula="of:=MAX([.$B3];[.$P3];[.$AD3])" office:value-type="float"/>
          <table:table-cell table:formula="of:=MAX([.$C3];[.$Q3])" office:value-type="float"/>
          <table:table-cell table:formula="of:=MAX([.$D3];[.$R3])" office:value-type="float"/>
          <table:table-cell table:formula="of:=MAX([.$E3];[.$S3])" office:value-type="float"/>
          <table:table-cell table:formula="of:=MAX([.$F3];[.$T3];[.$AE3])" office:value-type="float"/>
          <table:table-cell table:formula="of:=MAX([.$G3];[.$U3])" office:value-type="float"/>
          <table:table-cell table:formula="of:=MAX([.$H3];[.$V3])" office:value-type="float"/>
          <table:table-cell table:formula="of:=MAX([.$I3];[.$W3])" office:value-type="float"/>
          <table:table-cell table:formula="of:=MAX([.$J3];[.$X3])" office:value-type="float"/>
          <table:table-cell table:formula="of:=MAX([.$K3];[.$Y3])" office:value-type="float"/>
          <table:table-cell table:formula="of:=MAX([.$L3];[.$Z3];[.$AF3])" office:value-type="float"/>
          <table:table-cell table:formula="of:=MAX([.$M3];[.$AA3];[.$AG3])" office:value-type="float"/>
          <table:table-cell table:formula="of:=MAX([.$N3];[.$AB3];[.$AH3])" office:value-type="float"/>
          <table:table-cell table:formula="of:=MAX([.$O3];[.$AC3];[.$AI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T8:Instances.T1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SUM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MIN([.$B4];[.$P4];[.$AD4])" office:value-type="float"/>
          <table:table-cell table:formula="of:=MIN([.$C4];[.$Q4])" office:value-type="float"/>
          <table:table-cell table:formula="of:=MIN([.$D4];[.$R4])" office:value-type="float"/>
          <table:table-cell table:formula="of:=MIN([.$E4];[.$S4])" office:value-type="float"/>
          <table:table-cell table:formula="of:=MIN([.$F4];[.$T4];[.$AE4])" office:value-type="float"/>
          <table:table-cell table:formula="of:=MIN([.$G4];[.$U4])" office:value-type="float"/>
          <table:table-cell table:formula="of:=MIN([.$H4];[.$V4])" office:value-type="float"/>
          <table:table-cell table:formula="of:=MIN([.$I4];[.$W4])" office:value-type="float"/>
          <table:table-cell table:formula="of:=MIN([.$J4];[.$X4])" office:value-type="float"/>
          <table:table-cell table:formula="of:=MIN([.$K4];[.$Y4])" office:value-type="float"/>
          <table:table-cell table:formula="of:=MIN([.$L4];[.$Z4];[.$AF4])" office:value-type="float"/>
          <table:table-cell table:formula="of:=MIN([.$M4];[.$AA4];[.$AG4])" office:value-type="float"/>
          <table:table-cell table:formula="of:=MIN([.$N4];[.$AB4];[.$AH4])" office:value-type="float"/>
          <table:table-cell table:formula="of:=MIN([.$O4];[.$AC4];[.$AI4])" office:value-type="float"/>
          <table:table-cell table:formula="of:=MEDIAN([.$B4];[.$P4];[.$AD4])" office:value-type="float"/>
          <table:table-cell table:formula="of:=MEDIAN([.$C4];[.$Q4])" office:value-type="float"/>
          <table:table-cell table:formula="of:=MEDIAN([.$D4];[.$R4])" office:value-type="float"/>
          <table:table-cell table:formula="of:=MEDIAN([.$E4];[.$S4])" office:value-type="float"/>
          <table:table-cell table:formula="of:=MEDIAN([.$F4];[.$T4];[.$AE4])" office:value-type="float"/>
          <table:table-cell table:formula="of:=MEDIAN([.$G4];[.$U4])" office:value-type="float"/>
          <table:table-cell table:formula="of:=MEDIAN([.$H4];[.$V4])" office:value-type="float"/>
          <table:table-cell table:formula="of:=MEDIAN([.$I4];[.$W4])" office:value-type="float"/>
          <table:table-cell table:formula="of:=MEDIAN([.$J4];[.$X4])" office:value-type="float"/>
          <table:table-cell table:formula="of:=MEDIAN([.$K4];[.$Y4])" office:value-type="float"/>
          <table:table-cell table:formula="of:=MEDIAN([.$L4];[.$Z4];[.$AF4])" office:value-type="float"/>
          <table:table-cell table:formula="of:=MEDIAN([.$M4];[.$AA4];[.$AG4])" office:value-type="float"/>
          <table:table-cell table:formula="of:=MEDIAN([.$N4];[.$AB4];[.$AH4])" office:value-type="float"/>
          <table:table-cell table:formula="of:=MEDIAN([.$O4];[.$AC4];[.$AI4])" office:value-type="float"/>
          <table:table-cell table:formula="of:=MAX([.$B4];[.$P4];[.$AD4])" office:value-type="float"/>
          <table:table-cell table:formula="of:=MAX([.$C4];[.$Q4])" office:value-type="float"/>
          <table:table-cell table:formula="of:=MAX([.$D4];[.$R4])" office:value-type="float"/>
          <table:table-cell table:formula="of:=MAX([.$E4];[.$S4])" office:value-type="float"/>
          <table:table-cell table:formula="of:=MAX([.$F4];[.$T4];[.$AE4])" office:value-type="float"/>
          <table:table-cell table:formula="of:=MAX([.$G4];[.$U4])" office:value-type="float"/>
          <table:table-cell table:formula="of:=MAX([.$H4];[.$V4])" office:value-type="float"/>
          <table:table-cell table:formula="of:=MAX([.$I4];[.$W4])" office:value-type="float"/>
          <table:table-cell table:formula="of:=MAX([.$J4];[.$X4])" office:value-type="float"/>
          <table:table-cell table:formula="of:=MAX([.$K4];[.$Y4])" office:value-type="float"/>
          <table:table-cell table:formula="of:=MAX([.$L4];[.$Z4];[.$AF4])" office:value-type="float"/>
          <table:table-cell table:formula="of:=MAX([.$M4];[.$AA4];[.$AG4])" office:value-type="float"/>
          <table:table-cell table:formula="of:=MAX([.$N4];[.$AB4];[.$AH4])" office:value-type="float"/>
          <table:table-cell table:formula="of:=MAX([.$O4];[.$AC4];[.$AI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J3:.$AJ4])^2)^0.5" office:value-type="float"/>
          <table:table-cell table:number-matrix-columns-spanned="1" table:number-matrix-rows-spanned="1" table:formula="of:=SUM(([.C3:.C4]-[.$AK3:.$AK4])^2)^0.5" office:value-type="float"/>
          <table:table-cell table:number-matrix-columns-spanned="1" table:number-matrix-rows-spanned="1" table:formula="of:=SUM(([.D3:.D4]-[.$AL3:.$AL4])^2)^0.5" office:value-type="float"/>
          <table:table-cell table:number-matrix-columns-spanned="1" table:number-matrix-rows-spanned="1" table:formula="of:=SUM(([.E3:.E4]-[.$AM3:.$AM4])^2)^0.5" office:value-type="float"/>
          <table:table-cell table:number-matrix-columns-spanned="1" table:number-matrix-rows-spanned="1" table:formula="of:=SUM(([.F3:.F4]-[.$AN3:.$AN4])^2)^0.5" office:value-type="float"/>
          <table:table-cell table:number-matrix-columns-spanned="1" table:number-matrix-rows-spanned="1" table:formula="of:=SUM(([.G3:.G4]-[.$AO3:.$AO4])^2)^0.5" office:value-type="float"/>
          <table:table-cell table:number-matrix-columns-spanned="1" table:number-matrix-rows-spanned="1" table:formula="of:=SUM(([.H3:.H4]-[.$AP3:.$AP4])^2)^0.5" office:value-type="float"/>
          <table:table-cell table:number-matrix-columns-spanned="1" table:number-matrix-rows-spanned="1" table:formula="of:=SUM(([.I3:.I4]-[.$AQ3:.$AQ4])^2)^0.5" office:value-type="float"/>
          <table:table-cell table:number-matrix-columns-spanned="1" table:number-matrix-rows-spanned="1" table:formula="of:=SUM(([.J3:.J4]-[.$AR3:.$AR4])^2)^0.5" office:value-type="float"/>
          <table:table-cell table:number-matrix-columns-spanned="1" table:number-matrix-rows-spanned="1" table:formula="of:=SUM(([.K3:.K4]-[.$AS3:.$AS4])^2)^0.5" office:value-type="float"/>
          <table:table-cell table:number-matrix-columns-spanned="1" table:number-matrix-rows-spanned="1" table:formula="of:=SUM(([.L3:.L4]-[.$AT3:.$AT4])^2)^0.5" office:value-type="float"/>
          <table:table-cell table:number-matrix-columns-spanned="1" table:number-matrix-rows-spanned="1" table:formula="of:=SUM(([.M3:.M4]-[.$AU3:.$AU4])^2)^0.5" office:value-type="float"/>
          <table:table-cell table:number-matrix-columns-spanned="1" table:number-matrix-rows-spanned="1" table:formula="of:=SUM(([.N3:.N4]-[.$AV3:.$AV4])^2)^0.5" office:value-type="float"/>
          <table:table-cell table:number-matrix-columns-spanned="1" table:number-matrix-rows-spanned="1" table:formula="of:=SUM(([.O3:.O4]-[.$AW3:.$AW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  <table:table-cell table:number-matrix-columns-spanned="1" table:number-matrix-rows-spanned="1" table:formula="of:=SUM(([.V3:.V4]-[.$AP3:.$AP4])^2)^0.5" office:value-type="float"/>
          <table:table-cell table:number-matrix-columns-spanned="1" table:number-matrix-rows-spanned="1" table:formula="of:=SUM(([.W3:.W4]-[.$AQ3:.$AQ4])^2)^0.5" office:value-type="float"/>
          <table:table-cell table:number-matrix-columns-spanned="1" table:number-matrix-rows-spanned="1" table:formula="of:=SUM(([.X3:.X4]-[.$AR3:.$AR4])^2)^0.5" office:value-type="float"/>
          <table:table-cell table:number-matrix-columns-spanned="1" table:number-matrix-rows-spanned="1" table:formula="of:=SUM(([.Y3:.Y4]-[.$AS3:.$AS4])^2)^0.5" office:value-type="float"/>
          <table:table-cell table:number-matrix-columns-spanned="1" table:number-matrix-rows-spanned="1" table:formula="of:=SUM(([.Z3:.Z4]-[.$AT3:.$AT4])^2)^0.5" office:value-type="float"/>
          <table:table-cell table:number-matrix-columns-spanned="1" table:number-matrix-rows-spanned="1" table:formula="of:=SUM(([.AA3:.AA4]-[.$AU3:.$AU4])^2)^0.5" office:value-type="float"/>
          <table:table-cell table:number-matrix-columns-spanned="1" table:number-matrix-rows-spanned="1" table:formula="of:=SUM(([.AB3:.AB4]-[.$AV3:.$AV4])^2)^0.5" office:value-type="float"/>
          <table:table-cell table:number-matrix-columns-spanned="1" table:number-matrix-rows-spanned="1" table:formula="of:=SUM(([.AC3:.AC4]-[.$AW3:.$AW4])^2)^0.5" office:value-type="float"/>
          <table:table-cell table:number-matrix-columns-spanned="1" table:number-matrix-rows-spanned="1" table:formula="of:=SUM(([.AD3:.AD4]-[.$AJ3:.$AJ4])^2)^0.5" office:value-type="float"/>
          <table:table-cell table:number-matrix-columns-spanned="1" table:number-matrix-rows-spanned="1" table:formula="of:=SUM(([.AE3:.AE4]-[.$AN3:.$AN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J3:.$AJ4])" office:value-type="float"/>
          <table:table-cell table:number-matrix-columns-spanned="1" table:number-matrix-rows-spanned="1" table:formula="of:=SUM([.C3:.C4]=[.$AK3:.$AK4])" office:value-type="float"/>
          <table:table-cell table:number-matrix-columns-spanned="1" table:number-matrix-rows-spanned="1" table:formula="of:=SUM([.D3:.D4]=[.$AL3:.$AL4])" office:value-type="float"/>
          <table:table-cell table:number-matrix-columns-spanned="1" table:number-matrix-rows-spanned="1" table:formula="of:=SUM([.E3:.E4]=[.$AM3:.$AM4])" office:value-type="float"/>
          <table:table-cell table:number-matrix-columns-spanned="1" table:number-matrix-rows-spanned="1" table:formula="of:=SUM([.F3:.F4]=[.$AN3:.$AN4])" office:value-type="float"/>
          <table:table-cell table:number-matrix-columns-spanned="1" table:number-matrix-rows-spanned="1" table:formula="of:=SUM([.G3:.G4]=[.$AO3:.$AO4])" office:value-type="float"/>
          <table:table-cell table:number-matrix-columns-spanned="1" table:number-matrix-rows-spanned="1" table:formula="of:=SUM([.H3:.H4]=[.$AP3:.$AP4])" office:value-type="float"/>
          <table:table-cell table:number-matrix-columns-spanned="1" table:number-matrix-rows-spanned="1" table:formula="of:=SUM([.I3:.I4]=[.$AQ3:.$AQ4])" office:value-type="float"/>
          <table:table-cell table:number-matrix-columns-spanned="1" table:number-matrix-rows-spanned="1" table:formula="of:=SUM([.J3:.J4]=[.$AR3:.$AR4])" office:value-type="float"/>
          <table:table-cell table:number-matrix-columns-spanned="1" table:number-matrix-rows-spanned="1" table:formula="of:=SUM([.K3:.K4]=[.$AS3:.$AS4])" office:value-type="float"/>
          <table:table-cell table:number-matrix-columns-spanned="1" table:number-matrix-rows-spanned="1" table:formula="of:=SUM([.L3:.L4]=[.$AT3:.$AT4])" office:value-type="float"/>
          <table:table-cell table:number-matrix-columns-spanned="1" table:number-matrix-rows-spanned="1" table:formula="of:=SUM([.M3:.M4]=[.$AU3:.$AU4])" office:value-type="float"/>
          <table:table-cell table:number-matrix-columns-spanned="1" table:number-matrix-rows-spanned="1" table:formula="of:=SUM([.N3:.N4]=[.$AV3:.$AV4])" office:value-type="float"/>
          <table:table-cell table:number-matrix-columns-spanned="1" table:number-matrix-rows-spanned="1" table:formula="of:=SUM([.O3:.O4]=[.$AW3:.$AW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  <table:table-cell table:number-matrix-columns-spanned="1" table:number-matrix-rows-spanned="1" table:formula="of:=SUM([.V3:.V4]=[.$AP3:.$AP4])" office:value-type="float"/>
          <table:table-cell table:number-matrix-columns-spanned="1" table:number-matrix-rows-spanned="1" table:formula="of:=SUM([.W3:.W4]=[.$AQ3:.$AQ4])" office:value-type="float"/>
          <table:table-cell table:number-matrix-columns-spanned="1" table:number-matrix-rows-spanned="1" table:formula="of:=SUM([.X3:.X4]=[.$AR3:.$AR4])" office:value-type="float"/>
          <table:table-cell table:number-matrix-columns-spanned="1" table:number-matrix-rows-spanned="1" table:formula="of:=SUM([.Y3:.Y4]=[.$AS3:.$AS4])" office:value-type="float"/>
          <table:table-cell table:number-matrix-columns-spanned="1" table:number-matrix-rows-spanned="1" table:formula="of:=SUM([.Z3:.Z4]=[.$AT3:.$AT4])" office:value-type="float"/>
          <table:table-cell table:number-matrix-columns-spanned="1" table:number-matrix-rows-spanned="1" table:formula="of:=SUM([.AA3:.AA4]=[.$AU3:.$AU4])" office:value-type="float"/>
          <table:table-cell table:number-matrix-columns-spanned="1" table:number-matrix-rows-spanned="1" table:formula="of:=SUM([.AB3:.AB4]=[.$AV3:.$AV4])" office:value-type="float"/>
          <table:table-cell table:number-matrix-columns-spanned="1" table:number-matrix-rows-spanned="1" table:formula="of:=SUM([.AC3:.AC4]=[.$AW3:.$AW4])" office:value-type="float"/>
          <table:table-cell table:number-matrix-columns-spanned="1" table:number-matrix-rows-spanned="1" table:formula="of:=SUM([.AD3:.AD4]=[.$AJ3:.$AJ4])" office:value-type="float"/>
          <table:table-cell table:number-matrix-columns-spanned="1" table:number-matrix-rows-spanned="1" table:formula="of:=SUM([.AE3:.AE4]=[.$AN3:.$AN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X3:.$AX4])" office:value-type="float"/>
          <table:table-cell table:number-matrix-columns-spanned="1" table:number-matrix-rows-spanned="1" table:formula="of:=SUM([.C3:.C4]&lt;[.$AY3:.$AY4])" office:value-type="float"/>
          <table:table-cell table:number-matrix-columns-spanned="1" table:number-matrix-rows-spanned="1" table:formula="of:=SUM([.D3:.D4]&lt;[.$AZ3:.$AZ4])" office:value-type="float"/>
          <table:table-cell table:number-matrix-columns-spanned="1" table:number-matrix-rows-spanned="1" table:formula="of:=SUM([.E3:.E4]&lt;[.$BA3:.$BA4])" office:value-type="float"/>
          <table:table-cell table:number-matrix-columns-spanned="1" table:number-matrix-rows-spanned="1" table:formula="of:=SUM([.F3:.F4]&lt;[.$BB3:.$BB4])" office:value-type="float"/>
          <table:table-cell table:number-matrix-columns-spanned="1" table:number-matrix-rows-spanned="1" table:formula="of:=SUM([.G3:.G4]&lt;[.$BC3:.$BC4])" office:value-type="float"/>
          <table:table-cell table:number-matrix-columns-spanned="1" table:number-matrix-rows-spanned="1" table:formula="of:=SUM([.H3:.H4]&lt;[.$BD3:.$BD4])" office:value-type="float"/>
          <table:table-cell table:number-matrix-columns-spanned="1" table:number-matrix-rows-spanned="1" table:formula="of:=SUM([.I3:.I4]&lt;[.$BE3:.$BE4])" office:value-type="float"/>
          <table:table-cell table:number-matrix-columns-spanned="1" table:number-matrix-rows-spanned="1" table:formula="of:=SUM([.J3:.J4]&lt;[.$BF3:.$BF4])" office:value-type="float"/>
          <table:table-cell table:number-matrix-columns-spanned="1" table:number-matrix-rows-spanned="1" table:formula="of:=SUM([.K3:.K4]&lt;[.$BG3:.$BG4])" office:value-type="float"/>
          <table:table-cell table:number-matrix-columns-spanned="1" table:number-matrix-rows-spanned="1" table:formula="of:=SUM([.L3:.L4]&lt;[.$BH3:.$BH4])" office:value-type="float"/>
          <table:table-cell table:number-matrix-columns-spanned="1" table:number-matrix-rows-spanned="1" table:formula="of:=SUM([.M3:.M4]&lt;[.$BI3:.$BI4])" office:value-type="float"/>
          <table:table-cell table:number-matrix-columns-spanned="1" table:number-matrix-rows-spanned="1" table:formula="of:=SUM([.N3:.N4]&lt;[.$BJ3:.$BJ4])" office:value-type="float"/>
          <table:table-cell table:number-matrix-columns-spanned="1" table:number-matrix-rows-spanned="1" table:formula="of:=SUM([.O3:.O4]&lt;[.$BK3:.$BK4])" office:value-type="float"/>
          <table:table-cell table:number-matrix-columns-spanned="1" table:number-matrix-rows-spanned="1" table:formula="of:=SUM([.P3:.P4]&lt;[.$AX3:.$AX4])" office:value-type="float"/>
          <table:table-cell table:number-matrix-columns-spanned="1" table:number-matrix-rows-spanned="1" table:formula="of:=SUM([.Q3:.Q4]&lt;[.$AY3:.$AY4])" office:value-type="float"/>
          <table:table-cell table:number-matrix-columns-spanned="1" table:number-matrix-rows-spanned="1" table:formula="of:=SUM([.R3:.R4]&lt;[.$AZ3:.$AZ4])" office:value-type="float"/>
          <table:table-cell table:number-matrix-columns-spanned="1" table:number-matrix-rows-spanned="1" table:formula="of:=SUM([.S3:.S4]&lt;[.$BA3:.$BA4])" office:value-type="float"/>
          <table:table-cell table:number-matrix-columns-spanned="1" table:number-matrix-rows-spanned="1" table:formula="of:=SUM([.T3:.T4]&lt;[.$BB3:.$BB4])" office:value-type="float"/>
          <table:table-cell table:number-matrix-columns-spanned="1" table:number-matrix-rows-spanned="1" table:formula="of:=SUM([.U3:.U4]&lt;[.$BC3:.$BC4])" office:value-type="float"/>
          <table:table-cell table:number-matrix-columns-spanned="1" table:number-matrix-rows-spanned="1" table:formula="of:=SUM([.V3:.V4]&lt;[.$BD3:.$BD4])" office:value-type="float"/>
          <table:table-cell table:number-matrix-columns-spanned="1" table:number-matrix-rows-spanned="1" table:formula="of:=SUM([.W3:.W4]&lt;[.$BE3:.$BE4])" office:value-type="float"/>
          <table:table-cell table:number-matrix-columns-spanned="1" table:number-matrix-rows-spanned="1" table:formula="of:=SUM([.X3:.X4]&lt;[.$BF3:.$BF4])" office:value-type="float"/>
          <table:table-cell table:number-matrix-columns-spanned="1" table:number-matrix-rows-spanned="1" table:formula="of:=SUM([.Y3:.Y4]&lt;[.$BG3:.$BG4])" office:value-type="float"/>
          <table:table-cell table:number-matrix-columns-spanned="1" table:number-matrix-rows-spanned="1" table:formula="of:=SUM([.Z3:.Z4]&lt;[.$BH3:.$BH4])" office:value-type="float"/>
          <table:table-cell table:number-matrix-columns-spanned="1" table:number-matrix-rows-spanned="1" table:formula="of:=SUM([.AA3:.AA4]&lt;[.$BI3:.$BI4])" office:value-type="float"/>
          <table:table-cell table:number-matrix-columns-spanned="1" table:number-matrix-rows-spanned="1" table:formula="of:=SUM([.AB3:.AB4]&lt;[.$BJ3:.$BJ4])" office:value-type="float"/>
          <table:table-cell table:number-matrix-columns-spanned="1" table:number-matrix-rows-spanned="1" table:formula="of:=SUM([.AC3:.AC4]&lt;[.$BK3:.$BK4])" office:value-type="float"/>
          <table:table-cell table:number-matrix-columns-spanned="1" table:number-matrix-rows-spanned="1" table:formula="of:=SUM([.AD3:.AD4]&lt;[.$AX3:.$AX4])" office:value-type="float"/>
          <table:table-cell table:number-matrix-columns-spanned="1" table:number-matrix-rows-spanned="1" table:formula="of:=SUM([.AE3:.AE4]&lt;[.$BB3:.$BB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X3:.$AX4])" office:value-type="float"/>
          <table:table-cell table:number-matrix-columns-spanned="1" table:number-matrix-rows-spanned="1" table:formula="of:=SUM([.C3:.C4]&gt;[.$AY3:.$AY4])" office:value-type="float"/>
          <table:table-cell table:number-matrix-columns-spanned="1" table:number-matrix-rows-spanned="1" table:formula="of:=SUM([.D3:.D4]&gt;[.$AZ3:.$AZ4])" office:value-type="float"/>
          <table:table-cell table:number-matrix-columns-spanned="1" table:number-matrix-rows-spanned="1" table:formula="of:=SUM([.E3:.E4]&gt;[.$BA3:.$BA4])" office:value-type="float"/>
          <table:table-cell table:number-matrix-columns-spanned="1" table:number-matrix-rows-spanned="1" table:formula="of:=SUM([.F3:.F4]&gt;[.$BB3:.$BB4])" office:value-type="float"/>
          <table:table-cell table:number-matrix-columns-spanned="1" table:number-matrix-rows-spanned="1" table:formula="of:=SUM([.G3:.G4]&gt;[.$BC3:.$BC4])" office:value-type="float"/>
          <table:table-cell table:number-matrix-columns-spanned="1" table:number-matrix-rows-spanned="1" table:formula="of:=SUM([.H3:.H4]&gt;[.$BD3:.$BD4])" office:value-type="float"/>
          <table:table-cell table:number-matrix-columns-spanned="1" table:number-matrix-rows-spanned="1" table:formula="of:=SUM([.I3:.I4]&gt;[.$BE3:.$BE4])" office:value-type="float"/>
          <table:table-cell table:number-matrix-columns-spanned="1" table:number-matrix-rows-spanned="1" table:formula="of:=SUM([.J3:.J4]&gt;[.$BF3:.$BF4])" office:value-type="float"/>
          <table:table-cell table:number-matrix-columns-spanned="1" table:number-matrix-rows-spanned="1" table:formula="of:=SUM([.K3:.K4]&gt;[.$BG3:.$BG4])" office:value-type="float"/>
          <table:table-cell table:number-matrix-columns-spanned="1" table:number-matrix-rows-spanned="1" table:formula="of:=SUM([.L3:.L4]&gt;[.$BH3:.$BH4])" office:value-type="float"/>
          <table:table-cell table:number-matrix-columns-spanned="1" table:number-matrix-rows-spanned="1" table:formula="of:=SUM([.M3:.M4]&gt;[.$BI3:.$BI4])" office:value-type="float"/>
          <table:table-cell table:number-matrix-columns-spanned="1" table:number-matrix-rows-spanned="1" table:formula="of:=SUM([.N3:.N4]&gt;[.$BJ3:.$BJ4])" office:value-type="float"/>
          <table:table-cell table:number-matrix-columns-spanned="1" table:number-matrix-rows-spanned="1" table:formula="of:=SUM([.O3:.O4]&gt;[.$BK3:.$BK4])" office:value-type="float"/>
          <table:table-cell table:number-matrix-columns-spanned="1" table:number-matrix-rows-spanned="1" table:formula="of:=SUM([.P3:.P4]&gt;[.$AX3:.$AX4])" office:value-type="float"/>
          <table:table-cell table:number-matrix-columns-spanned="1" table:number-matrix-rows-spanned="1" table:formula="of:=SUM([.Q3:.Q4]&gt;[.$AY3:.$AY4])" office:value-type="float"/>
          <table:table-cell table:number-matrix-columns-spanned="1" table:number-matrix-rows-spanned="1" table:formula="of:=SUM([.R3:.R4]&gt;[.$AZ3:.$AZ4])" office:value-type="float"/>
          <table:table-cell table:number-matrix-columns-spanned="1" table:number-matrix-rows-spanned="1" table:formula="of:=SUM([.S3:.S4]&gt;[.$BA3:.$BA4])" office:value-type="float"/>
          <table:table-cell table:number-matrix-columns-spanned="1" table:number-matrix-rows-spanned="1" table:formula="of:=SUM([.T3:.T4]&gt;[.$BB3:.$BB4])" office:value-type="float"/>
          <table:table-cell table:number-matrix-columns-spanned="1" table:number-matrix-rows-spanned="1" table:formula="of:=SUM([.U3:.U4]&gt;[.$BC3:.$BC4])" office:value-type="float"/>
          <table:table-cell table:number-matrix-columns-spanned="1" table:number-matrix-rows-spanned="1" table:formula="of:=SUM([.V3:.V4]&gt;[.$BD3:.$BD4])" office:value-type="float"/>
          <table:table-cell table:number-matrix-columns-spanned="1" table:number-matrix-rows-spanned="1" table:formula="of:=SUM([.W3:.W4]&gt;[.$BE3:.$BE4])" office:value-type="float"/>
          <table:table-cell table:number-matrix-columns-spanned="1" table:number-matrix-rows-spanned="1" table:formula="of:=SUM([.X3:.X4]&gt;[.$BF3:.$BF4])" office:value-type="float"/>
          <table:table-cell table:number-matrix-columns-spanned="1" table:number-matrix-rows-spanned="1" table:formula="of:=SUM([.Y3:.Y4]&gt;[.$BG3:.$BG4])" office:value-type="float"/>
          <table:table-cell table:number-matrix-columns-spanned="1" table:number-matrix-rows-spanned="1" table:formula="of:=SUM([.Z3:.Z4]&gt;[.$BH3:.$BH4])" office:value-type="float"/>
          <table:table-cell table:number-matrix-columns-spanned="1" table:number-matrix-rows-spanned="1" table:formula="of:=SUM([.AA3:.AA4]&gt;[.$BI3:.$BI4])" office:value-type="float"/>
          <table:table-cell table:number-matrix-columns-spanned="1" table:number-matrix-rows-spanned="1" table:formula="of:=SUM([.AB3:.AB4]&gt;[.$BJ3:.$BJ4])" office:value-type="float"/>
          <table:table-cell table:number-matrix-columns-spanned="1" table:number-matrix-rows-spanned="1" table:formula="of:=SUM([.AC3:.AC4]&gt;[.$BK3:.$BK4])" office:value-type="float"/>
          <table:table-cell table:number-matrix-columns-spanned="1" table:number-matrix-rows-spanned="1" table:formula="of:=SUM([.AD3:.AD4]&gt;[.$AX3:.$AX4])" office:value-type="float"/>
          <table:table-cell table:number-matrix-columns-spanned="1" table:number-matrix-rows-spanned="1" table:formula="of:=SUM([.AE3:.AE4]&gt;[.$BB3:.$BB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L3:.$BL4])" office:value-type="float"/>
          <table:table-cell table:number-matrix-columns-spanned="1" table:number-matrix-rows-spanned="1" table:formula="of:=SUM([.C3:.C4]=[.$BM3:.$BM4])" office:value-type="float"/>
          <table:table-cell table:number-matrix-columns-spanned="1" table:number-matrix-rows-spanned="1" table:formula="of:=SUM([.D3:.D4]=[.$BN3:.$BN4])" office:value-type="float"/>
          <table:table-cell table:number-matrix-columns-spanned="1" table:number-matrix-rows-spanned="1" table:formula="of:=SUM([.E3:.E4]=[.$BO3:.$BO4])" office:value-type="float"/>
          <table:table-cell table:number-matrix-columns-spanned="1" table:number-matrix-rows-spanned="1" table:formula="of:=SUM([.F3:.F4]=[.$BP3:.$BP4])" office:value-type="float"/>
          <table:table-cell table:number-matrix-columns-spanned="1" table:number-matrix-rows-spanned="1" table:formula="of:=SUM([.G3:.G4]=[.$BQ3:.$BQ4])" office:value-type="float"/>
          <table:table-cell table:number-matrix-columns-spanned="1" table:number-matrix-rows-spanned="1" table:formula="of:=SUM([.H3:.H4]=[.$BR3:.$BR4])" office:value-type="float"/>
          <table:table-cell table:number-matrix-columns-spanned="1" table:number-matrix-rows-spanned="1" table:formula="of:=SUM([.I3:.I4]=[.$BS3:.$BS4])" office:value-type="float"/>
          <table:table-cell table:number-matrix-columns-spanned="1" table:number-matrix-rows-spanned="1" table:formula="of:=SUM([.J3:.J4]=[.$BT3:.$BT4])" office:value-type="float"/>
          <table:table-cell table:number-matrix-columns-spanned="1" table:number-matrix-rows-spanned="1" table:formula="of:=SUM([.K3:.K4]=[.$BU3:.$BU4])" office:value-type="float"/>
          <table:table-cell table:number-matrix-columns-spanned="1" table:number-matrix-rows-spanned="1" table:formula="of:=SUM([.L3:.L4]=[.$BV3:.$BV4])" office:value-type="float"/>
          <table:table-cell table:number-matrix-columns-spanned="1" table:number-matrix-rows-spanned="1" table:formula="of:=SUM([.M3:.M4]=[.$BW3:.$BW4])" office:value-type="float"/>
          <table:table-cell table:number-matrix-columns-spanned="1" table:number-matrix-rows-spanned="1" table:formula="of:=SUM([.N3:.N4]=[.$BX3:.$BX4])" office:value-type="float"/>
          <table:table-cell table:number-matrix-columns-spanned="1" table:number-matrix-rows-spanned="1" table:formula="of:=SUM([.O3:.O4]=[.$BY3:.$BY4])" office:value-type="float"/>
          <table:table-cell table:number-matrix-columns-spanned="1" table:number-matrix-rows-spanned="1" table:formula="of:=SUM([.P3:.P4]=[.$BL3:.$BL4])" office:value-type="float"/>
          <table:table-cell table:number-matrix-columns-spanned="1" table:number-matrix-rows-spanned="1" table:formula="of:=SUM([.Q3:.Q4]=[.$BM3:.$BM4])" office:value-type="float"/>
          <table:table-cell table:number-matrix-columns-spanned="1" table:number-matrix-rows-spanned="1" table:formula="of:=SUM([.R3:.R4]=[.$BN3:.$BN4])" office:value-type="float"/>
          <table:table-cell table:number-matrix-columns-spanned="1" table:number-matrix-rows-spanned="1" table:formula="of:=SUM([.S3:.S4]=[.$BO3:.$BO4])" office:value-type="float"/>
          <table:table-cell table:number-matrix-columns-spanned="1" table:number-matrix-rows-spanned="1" table:formula="of:=SUM([.T3:.T4]=[.$BP3:.$BP4])" office:value-type="float"/>
          <table:table-cell table:number-matrix-columns-spanned="1" table:number-matrix-rows-spanned="1" table:formula="of:=SUM([.U3:.U4]=[.$BQ3:.$BQ4])" office:value-type="float"/>
          <table:table-cell table:number-matrix-columns-spanned="1" table:number-matrix-rows-spanned="1" table:formula="of:=SUM([.V3:.V4]=[.$BR3:.$BR4])" office:value-type="float"/>
          <table:table-cell table:number-matrix-columns-spanned="1" table:number-matrix-rows-spanned="1" table:formula="of:=SUM([.W3:.W4]=[.$BS3:.$BS4])" office:value-type="float"/>
          <table:table-cell table:number-matrix-columns-spanned="1" table:number-matrix-rows-spanned="1" table:formula="of:=SUM([.X3:.X4]=[.$BT3:.$BT4])" office:value-type="float"/>
          <table:table-cell table:number-matrix-columns-spanned="1" table:number-matrix-rows-spanned="1" table:formula="of:=SUM([.Y3:.Y4]=[.$BU3:.$BU4])" office:value-type="float"/>
          <table:table-cell table:number-matrix-columns-spanned="1" table:number-matrix-rows-spanned="1" table:formula="of:=SUM([.Z3:.Z4]=[.$BV3:.$BV4])" office:value-type="float"/>
          <table:table-cell table:number-matrix-columns-spanned="1" table:number-matrix-rows-spanned="1" table:formula="of:=SUM([.AA3:.AA4]=[.$BW3:.$BW4])" office:value-type="float"/>
          <table:table-cell table:number-matrix-columns-spanned="1" table:number-matrix-rows-spanned="1" table:formula="of:=SUM([.AB3:.AB4]=[.$BX3:.$BX4])" office:value-type="float"/>
          <table:table-cell table:number-matrix-columns-spanned="1" table:number-matrix-rows-spanned="1" table:formula="of:=SUM([.AC3:.AC4]=[.$BY3:.$BY4])" office:value-type="float"/>
          <table:table-cell table:number-matrix-columns-spanned="1" table:number-matrix-rows-spanned="1" table:formula="of:=SUM([.AD3:.AD4]=[.$BL3:.$BL4])" office:value-type="float"/>
          <table:table-cell table:number-matrix-columns-spanned="1" table:number-matrix-rows-spanned="1" table:formula="of:=SUM([.AE3:.AE4]=[.$BP3:.$BP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